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DengXian" svg:font-family="DengXian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automatic"/>
      <style:text-properties fo:color="#000000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family-generic="swiss"/>
    </style:style>
    <style:style style:name="ce4" style:family="table-cell" style:parent-style-name="Default" style:data-style-name="N0">
      <style:text-properties fo:color="#000000" style:font-family-generic="swiss"/>
    </style:style>
    <style:style style:name="ce5" style:family="table-cell" style:parent-style-name="Default" style:data-style-name="N0">
      <style:table-cell-properties style:vertical-align="automatic"/>
      <style:text-properties fo:color="#000000" style:font-family-generic="swiss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style:vertical-align="automatic"/>
      <style:text-properties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fo:background-color="#E7E6E6"/>
      <style:text-properties fo:color="#000000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style:vertical-align="automatic" fo:background-color="#E7E6E6"/>
    </style:style>
    <style:style style:name="ce10" style:family="table-cell" style:parent-style-name="Default" style:data-style-name="N0">
      <style:table-cell-properties style:vertical-align="automatic"/>
      <style:text-properties style:text-underline-style="solid" style:text-underline-type="single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style:vertical-align="automatic"/>
      <style:text-properties fo:font-weight="bold" style:font-weight-asian="bold" style:font-weight-complex="bold" style:font-family-generic="swiss"/>
    </style:style>
    <style:style style:name="ce12" style:family="table-cell" style:parent-style-name="Hyperlink" style:data-style-name="N0">
      <style:table-cell-properties style:vertical-align="automatic"/>
      <style:text-properties fo:color="#0563C1" style:text-underline-style="solid" style:text-underline-type="single" style:font-family-generic="swiss"/>
    </style:style>
    <style:style style:name="T1" style:family="text" style:parent-style-name="Default">
      <style:text-properties fo:color="#000000" style:text-line-through-style="none" style:font-name="DengXian" style:font-name-asian="DengXian" style:font-name-complex="DengXian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4.48027777777778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4.03930555555556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2.57527777777778cm"/>
    </style:style>
    <style:style style:name="co9" style:family="table-column">
      <style:table-column-properties fo:break-before="auto" style:column-width="2.46944444444444cm"/>
    </style:style>
    <style:style style:name="co10" style:family="table-column">
      <style:table-column-properties fo:break-before="auto" style:column-width="3.22791666666667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auto" style:column-width="2.38125cm"/>
    </style:style>
    <style:style style:name="co13" style:family="table-column">
      <style:table-column-properties fo:break-before="auto" style:column-width="2.91041666666667cm"/>
    </style:style>
    <style:style style:name="co14" style:family="table-column">
      <style:table-column-properties fo:break-before="auto" style:column-width="2.78694444444444cm"/>
    </style:style>
    <style:style style:name="co15" style:family="table-column">
      <style:table-column-properties fo:break-before="auto" style:column-width="2.62819444444444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trol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Pageviews</text:p>
          </table:table-cell>
          <table:table-cell office:value-type="string" table:style-name="ce2">
            <text:p>Clicks</text:p>
          </table:table-cell>
          <table:table-cell office:value-type="string" table:style-name="ce2">
            <text:p>Enrollments</text:p>
          </table:table-cell>
          <table:table-cell office:value-type="string" table:style-name="ce2">
            <text:p>Payments</text:p>
          </table:table-cell>
          <table:table-cell table:style-name="ce1"/>
          <table:table-cell office:value-type="string" table:style-name="ce8">
            <text:p>Gross Conversion</text:p>
          </table:table-cell>
          <table:table-cell office:value-type="string" table:style-name="ce8">
            <text:p>Retention</text:p>
          </table:table-cell>
          <table:table-cell office:value-type="string" table:style-name="ce8">
            <text:p>Net Conversion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at, Oct 11</text:p>
          </table:table-cell>
          <table:table-cell office:value-type="float" office:value="7723" table:style-name="ce3">
            <text:p>7723</text:p>
          </table:table-cell>
          <table:table-cell office:value-type="float" office:value="687" table:style-name="ce3">
            <text:p>687</text:p>
          </table:table-cell>
          <table:table-cell office:value-type="float" office:value="134" table:style-name="ce3">
            <text:p>134</text:p>
          </table:table-cell>
          <table:table-cell office:value-type="float" office:value="70" table:style-name="ce3">
            <text:p>70</text:p>
          </table:table-cell>
          <table:table-cell table:style-name="ce1"/>
          <table:table-cell office:value-type="float" office:value="0.1950509461426492" table:formula="of:=[.D2]/[.C2]" table:style-name="ce9">
            <text:p>0.195050946</text:p>
          </table:table-cell>
          <table:table-cell office:value-type="float" office:value="0.52238805970149249" table:formula="of:=[.E2]/[.D2]" table:style-name="ce9">
            <text:p>0.52238806</text:p>
          </table:table-cell>
          <table:table-cell office:value-type="float" office:value="0.10189228529839883" table:formula="of:=[.E2]/[.C2]" table:style-name="ce9">
            <text:p>0.1018922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un, Oct 12</text:p>
          </table:table-cell>
          <table:table-cell office:value-type="float" office:value="9102" table:style-name="ce3">
            <text:p>9102</text:p>
          </table:table-cell>
          <table:table-cell office:value-type="float" office:value="779" table:style-name="ce3">
            <text:p>779</text:p>
          </table:table-cell>
          <table:table-cell office:value-type="float" office:value="147" table:style-name="ce3">
            <text:p>147</text:p>
          </table:table-cell>
          <table:table-cell office:value-type="float" office:value="70" table:style-name="ce3">
            <text:p>70</text:p>
          </table:table-cell>
          <table:table-cell table:style-name="ce1"/>
          <table:table-cell office:value-type="float" office:value="0.18870346598202825" table:formula="of:=[.D3]/[.C3]" table:style-name="ce9">
            <text:p>0.188703466</text:p>
          </table:table-cell>
          <table:table-cell office:value-type="float" office:value="0.47619047619047616" table:formula="of:=[.E3]/[.D3]" table:style-name="ce9">
            <text:p>0.476190476</text:p>
          </table:table-cell>
          <table:table-cell office:value-type="float" office:value="8.9858793324775352E-2" table:formula="of:=[.E3]/[.C3]" table:style-name="ce9">
            <text:p>0.08985879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on, Oct 13</text:p>
          </table:table-cell>
          <table:table-cell office:value-type="float" office:value="10511" table:style-name="ce3">
            <text:p>10511</text:p>
          </table:table-cell>
          <table:table-cell office:value-type="float" office:value="909" table:style-name="ce3">
            <text:p>909</text:p>
          </table:table-cell>
          <table:table-cell office:value-type="float" office:value="167" table:style-name="ce3">
            <text:p>167</text:p>
          </table:table-cell>
          <table:table-cell office:value-type="float" office:value="95" table:style-name="ce3">
            <text:p>95</text:p>
          </table:table-cell>
          <table:table-cell table:style-name="ce1"/>
          <table:table-cell office:value-type="float" office:value="0.18371837183718373" table:formula="of:=[.D4]/[.C4]" table:style-name="ce9">
            <text:p>0.183718372</text:p>
          </table:table-cell>
          <table:table-cell office:value-type="float" office:value="0.56886227544910184" table:formula="of:=[.E4]/[.D4]" table:style-name="ce9">
            <text:p>0.568862275</text:p>
          </table:table-cell>
          <table:table-cell office:value-type="float" office:value="0.10451045104510451" table:formula="of:=[.E4]/[.C4]" table:style-name="ce9">
            <text:p>0.1045104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ue, Oct 14</text:p>
          </table:table-cell>
          <table:table-cell office:value-type="float" office:value="9871" table:style-name="ce3">
            <text:p>9871</text:p>
          </table:table-cell>
          <table:table-cell office:value-type="float" office:value="836" table:style-name="ce3">
            <text:p>836</text:p>
          </table:table-cell>
          <table:table-cell office:value-type="float" office:value="156" table:style-name="ce3">
            <text:p>156</text:p>
          </table:table-cell>
          <table:table-cell office:value-type="float" office:value="105" table:style-name="ce3">
            <text:p>105</text:p>
          </table:table-cell>
          <table:table-cell table:style-name="ce1"/>
          <table:table-cell office:value-type="float" office:value="0.18660287081339713" table:formula="of:=[.D5]/[.C5]" table:style-name="ce9">
            <text:p>0.186602871</text:p>
          </table:table-cell>
          <table:table-cell office:value-type="float" office:value="0.67307692307692313" table:formula="of:=[.E5]/[.D5]" table:style-name="ce9">
            <text:p>0.673076923</text:p>
          </table:table-cell>
          <table:table-cell office:value-type="float" office:value="0.1255980861244019" table:formula="of:=[.E5]/[.C5]" table:style-name="ce9">
            <text:p>0.1255980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d, Oct 15</text:p>
          </table:table-cell>
          <table:table-cell office:value-type="float" office:value="10014" table:style-name="ce3">
            <text:p>10014</text:p>
          </table:table-cell>
          <table:table-cell office:value-type="float" office:value="837" table:style-name="ce3">
            <text:p>837</text:p>
          </table:table-cell>
          <table:table-cell office:value-type="float" office:value="163" table:style-name="ce3">
            <text:p>163</text:p>
          </table:table-cell>
          <table:table-cell office:value-type="float" office:value="64" table:style-name="ce3">
            <text:p>64</text:p>
          </table:table-cell>
          <table:table-cell table:style-name="ce1"/>
          <table:table-cell office:value-type="float" office:value="0.19474313022700118" table:formula="of:=[.D6]/[.C6]" table:style-name="ce9">
            <text:p>0.19474313</text:p>
          </table:table-cell>
          <table:table-cell office:value-type="float" office:value="0.39263803680981596" table:formula="of:=[.E6]/[.D6]" table:style-name="ce9">
            <text:p>0.392638037</text:p>
          </table:table-cell>
          <table:table-cell office:value-type="float" office:value="7.6463560334528072E-2" table:formula="of:=[.E6]/[.C6]" table:style-name="ce9">
            <text:p>0.076463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hu, Oct 16</text:p>
          </table:table-cell>
          <table:table-cell office:value-type="float" office:value="9670" table:style-name="ce3">
            <text:p>9670</text:p>
          </table:table-cell>
          <table:table-cell office:value-type="float" office:value="823" table:style-name="ce3">
            <text:p>823</text:p>
          </table:table-cell>
          <table:table-cell office:value-type="float" office:value="138" table:style-name="ce3">
            <text:p>138</text:p>
          </table:table-cell>
          <table:table-cell office:value-type="float" office:value="82" table:style-name="ce3">
            <text:p>82</text:p>
          </table:table-cell>
          <table:table-cell table:style-name="ce1"/>
          <table:table-cell office:value-type="float" office:value="0.16767922235722965" table:formula="of:=[.D7]/[.C7]" table:style-name="ce9">
            <text:p>0.167679222</text:p>
          </table:table-cell>
          <table:table-cell office:value-type="float" office:value="0.59420289855072461" table:formula="of:=[.E7]/[.D7]" table:style-name="ce9">
            <text:p>0.594202899</text:p>
          </table:table-cell>
          <table:table-cell office:value-type="float" office:value="9.9635479951397321E-2" table:formula="of:=[.E7]/[.C7]" table:style-name="ce9">
            <text:p>0.099635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ri, Oct 17</text:p>
          </table:table-cell>
          <table:table-cell office:value-type="float" office:value="9008" table:style-name="ce3">
            <text:p>9008</text:p>
          </table:table-cell>
          <table:table-cell office:value-type="float" office:value="748" table:style-name="ce3">
            <text:p>748</text:p>
          </table:table-cell>
          <table:table-cell office:value-type="float" office:value="146" table:style-name="ce3">
            <text:p>146</text:p>
          </table:table-cell>
          <table:table-cell office:value-type="float" office:value="76" table:style-name="ce3">
            <text:p>76</text:p>
          </table:table-cell>
          <table:table-cell table:style-name="ce1"/>
          <table:table-cell office:value-type="float" office:value="0.19518716577540107" table:formula="of:=[.D8]/[.C8]" table:style-name="ce9">
            <text:p>0.195187166</text:p>
          </table:table-cell>
          <table:table-cell office:value-type="float" office:value="0.52054794520547942" table:formula="of:=[.E8]/[.D8]" table:style-name="ce9">
            <text:p>0.520547945</text:p>
          </table:table-cell>
          <table:table-cell office:value-type="float" office:value="0.10160427807486631" table:formula="of:=[.E8]/[.C8]" table:style-name="ce9">
            <text:p>0.1016042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at, Oct 18</text:p>
          </table:table-cell>
          <table:table-cell office:value-type="float" office:value="7434" table:style-name="ce3">
            <text:p>7434</text:p>
          </table:table-cell>
          <table:table-cell office:value-type="float" office:value="632" table:style-name="ce3">
            <text:p>632</text:p>
          </table:table-cell>
          <table:table-cell office:value-type="float" office:value="110" table:style-name="ce3">
            <text:p>110</text:p>
          </table:table-cell>
          <table:table-cell office:value-type="float" office:value="70" table:style-name="ce3">
            <text:p>70</text:p>
          </table:table-cell>
          <table:table-cell table:style-name="ce1"/>
          <table:table-cell office:value-type="float" office:value="0.17405063291139242" table:formula="of:=[.D9]/[.C9]" table:style-name="ce9">
            <text:p>0.174050633</text:p>
          </table:table-cell>
          <table:table-cell office:value-type="float" office:value="0.63636363636363635" table:formula="of:=[.E9]/[.D9]" table:style-name="ce9">
            <text:p>0.636363636</text:p>
          </table:table-cell>
          <table:table-cell office:value-type="float" office:value="0.11075949367088607" table:formula="of:=[.E9]/[.C9]" table:style-name="ce9">
            <text:p>0.1107594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un, Oct 19</text:p>
          </table:table-cell>
          <table:table-cell office:value-type="float" office:value="8459" table:style-name="ce3">
            <text:p>8459</text:p>
          </table:table-cell>
          <table:table-cell office:value-type="float" office:value="691" table:style-name="ce3">
            <text:p>691</text:p>
          </table:table-cell>
          <table:table-cell office:value-type="float" office:value="131" table:style-name="ce3">
            <text:p>131</text:p>
          </table:table-cell>
          <table:table-cell office:value-type="float" office:value="60" table:style-name="ce3">
            <text:p>60</text:p>
          </table:table-cell>
          <table:table-cell table:style-name="ce1"/>
          <table:table-cell office:value-type="float" office:value="0.18958031837916064" table:formula="of:=[.D10]/[.C10]" table:style-name="ce9">
            <text:p>0.189580318</text:p>
          </table:table-cell>
          <table:table-cell office:value-type="float" office:value="0.4580152671755725" table:formula="of:=[.E10]/[.D10]" table:style-name="ce9">
            <text:p>0.458015267</text:p>
          </table:table-cell>
          <table:table-cell office:value-type="float" office:value="8.6830680173661356E-2" table:formula="of:=[.E10]/[.C10]" table:style-name="ce9">
            <text:p>0.086830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on, Oct 20</text:p>
          </table:table-cell>
          <table:table-cell office:value-type="float" office:value="10667" table:style-name="ce3">
            <text:p>10667</text:p>
          </table:table-cell>
          <table:table-cell office:value-type="float" office:value="861" table:style-name="ce3">
            <text:p>861</text:p>
          </table:table-cell>
          <table:table-cell office:value-type="float" office:value="165" table:style-name="ce3">
            <text:p>165</text:p>
          </table:table-cell>
          <table:table-cell office:value-type="float" office:value="97" table:style-name="ce3">
            <text:p>97</text:p>
          </table:table-cell>
          <table:table-cell table:style-name="ce1"/>
          <table:table-cell office:value-type="float" office:value="0.19163763066202091" table:formula="of:=[.D11]/[.C11]" table:style-name="ce9">
            <text:p>0.191637631</text:p>
          </table:table-cell>
          <table:table-cell office:value-type="float" office:value="0.58787878787878789" table:formula="of:=[.E11]/[.D11]" table:style-name="ce9">
            <text:p>0.587878788</text:p>
          </table:table-cell>
          <table:table-cell office:value-type="float" office:value="0.11265969802555169" table:formula="of:=[.E11]/[.C11]" table:style-name="ce9">
            <text:p>0.1126596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ue, Oct 21</text:p>
          </table:table-cell>
          <table:table-cell office:value-type="float" office:value="10660" table:style-name="ce3">
            <text:p>10660</text:p>
          </table:table-cell>
          <table:table-cell office:value-type="float" office:value="867" table:style-name="ce3">
            <text:p>867</text:p>
          </table:table-cell>
          <table:table-cell office:value-type="float" office:value="196" table:style-name="ce3">
            <text:p>196</text:p>
          </table:table-cell>
          <table:table-cell office:value-type="float" office:value="105" table:style-name="ce3">
            <text:p>105</text:p>
          </table:table-cell>
          <table:table-cell table:style-name="ce1"/>
          <table:table-cell office:value-type="float" office:value="0.22606689734717417" table:formula="of:=[.D12]/[.C12]" table:style-name="ce9">
            <text:p>0.226066897</text:p>
          </table:table-cell>
          <table:table-cell office:value-type="float" office:value="0.5357142857142857" table:formula="of:=[.E12]/[.D12]" table:style-name="ce9">
            <text:p>0.535714286</text:p>
          </table:table-cell>
          <table:table-cell office:value-type="float" office:value="0.12110726643598616" table:formula="of:=[.E12]/[.C12]" table:style-name="ce9">
            <text:p>0.1211072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d, Oct 22</text:p>
          </table:table-cell>
          <table:table-cell office:value-type="float" office:value="9947" table:style-name="ce3">
            <text:p>9947</text:p>
          </table:table-cell>
          <table:table-cell office:value-type="float" office:value="838" table:style-name="ce3">
            <text:p>838</text:p>
          </table:table-cell>
          <table:table-cell office:value-type="float" office:value="162" table:style-name="ce3">
            <text:p>162</text:p>
          </table:table-cell>
          <table:table-cell office:value-type="float" office:value="92" table:style-name="ce3">
            <text:p>92</text:p>
          </table:table-cell>
          <table:table-cell table:style-name="ce1"/>
          <table:table-cell office:value-type="float" office:value="0.19331742243436753" table:formula="of:=[.D13]/[.C13]" table:style-name="ce9">
            <text:p>0.193317422</text:p>
          </table:table-cell>
          <table:table-cell office:value-type="float" office:value="0.5679012345679012" table:formula="of:=[.E13]/[.D13]" table:style-name="ce9">
            <text:p>0.567901235</text:p>
          </table:table-cell>
          <table:table-cell office:value-type="float" office:value="0.10978520286396182" table:formula="of:=[.E13]/[.C13]" table:style-name="ce9">
            <text:p>0.1097852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hu, Oct 23</text:p>
          </table:table-cell>
          <table:table-cell office:value-type="float" office:value="8324" table:style-name="ce3">
            <text:p>8324</text:p>
          </table:table-cell>
          <table:table-cell office:value-type="float" office:value="665" table:style-name="ce3">
            <text:p>665</text:p>
          </table:table-cell>
          <table:table-cell office:value-type="float" office:value="127" table:style-name="ce3">
            <text:p>127</text:p>
          </table:table-cell>
          <table:table-cell office:value-type="float" office:value="56" table:style-name="ce3">
            <text:p>56</text:p>
          </table:table-cell>
          <table:table-cell table:style-name="ce1"/>
          <table:table-cell office:value-type="float" office:value="0.19097744360902255" table:formula="of:=[.D14]/[.C14]" table:style-name="ce9">
            <text:p>0.190977444</text:p>
          </table:table-cell>
          <table:table-cell office:value-type="float" office:value="0.44094488188976377" table:formula="of:=[.E14]/[.D14]" table:style-name="ce9">
            <text:p>0.440944882</text:p>
          </table:table-cell>
          <table:table-cell office:value-type="float" office:value="8.4210526315789472E-2" table:formula="of:=[.E14]/[.C14]" table:style-name="ce9">
            <text:p>0.0842105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ri, Oct 24</text:p>
          </table:table-cell>
          <table:table-cell office:value-type="float" office:value="9434" table:style-name="ce3">
            <text:p>9434</text:p>
          </table:table-cell>
          <table:table-cell office:value-type="float" office:value="673" table:style-name="ce3">
            <text:p>673</text:p>
          </table:table-cell>
          <table:table-cell office:value-type="float" office:value="220" table:style-name="ce3">
            <text:p>220</text:p>
          </table:table-cell>
          <table:table-cell office:value-type="float" office:value="122" table:style-name="ce3">
            <text:p>122</text:p>
          </table:table-cell>
          <table:table-cell table:style-name="ce1"/>
          <table:table-cell office:value-type="float" office:value="0.32689450222882616" table:formula="of:=[.D15]/[.C15]" table:style-name="ce9">
            <text:p>0.326894502</text:p>
          </table:table-cell>
          <table:table-cell office:value-type="float" office:value="0.55454545454545456" table:formula="of:=[.E15]/[.D15]" table:style-name="ce9">
            <text:p>0.554545455</text:p>
          </table:table-cell>
          <table:table-cell office:value-type="float" office:value="0.1812778603268945" table:formula="of:=[.E15]/[.C15]" table:style-name="ce9">
            <text:p>0.181277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at, Oct 25</text:p>
          </table:table-cell>
          <table:table-cell office:value-type="float" office:value="8687" table:style-name="ce3">
            <text:p>8687</text:p>
          </table:table-cell>
          <table:table-cell office:value-type="float" office:value="691" table:style-name="ce3">
            <text:p>691</text:p>
          </table:table-cell>
          <table:table-cell office:value-type="float" office:value="176" table:style-name="ce3">
            <text:p>176</text:p>
          </table:table-cell>
          <table:table-cell office:value-type="float" office:value="128" table:style-name="ce3">
            <text:p>128</text:p>
          </table:table-cell>
          <table:table-cell table:style-name="ce1"/>
          <table:table-cell office:value-type="float" office:value="0.25470332850940663" table:formula="of:=[.D16]/[.C16]" table:style-name="ce9">
            <text:p>0.254703329</text:p>
          </table:table-cell>
          <table:table-cell office:value-type="float" office:value="0.72727272727272729" table:formula="of:=[.E16]/[.D16]" table:style-name="ce9">
            <text:p>0.727272727</text:p>
          </table:table-cell>
          <table:table-cell office:value-type="float" office:value="0.18523878437047755" table:formula="of:=[.E16]/[.C16]" table:style-name="ce9">
            <text:p>0.1852387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un, Oct 26</text:p>
          </table:table-cell>
          <table:table-cell office:value-type="float" office:value="8896" table:style-name="ce3">
            <text:p>8896</text:p>
          </table:table-cell>
          <table:table-cell office:value-type="float" office:value="708" table:style-name="ce3">
            <text:p>708</text:p>
          </table:table-cell>
          <table:table-cell office:value-type="float" office:value="161" table:style-name="ce3">
            <text:p>161</text:p>
          </table:table-cell>
          <table:table-cell office:value-type="float" office:value="104" table:style-name="ce3">
            <text:p>104</text:p>
          </table:table-cell>
          <table:table-cell table:style-name="ce1"/>
          <table:table-cell office:value-type="float" office:value="0.22740112994350281" table:formula="of:=[.D17]/[.C17]" table:style-name="ce9">
            <text:p>0.22740113</text:p>
          </table:table-cell>
          <table:table-cell office:value-type="float" office:value="0.64596273291925466" table:formula="of:=[.E17]/[.D17]" table:style-name="ce9">
            <text:p>0.645962733</text:p>
          </table:table-cell>
          <table:table-cell office:value-type="float" office:value="0.14689265536723164" table:formula="of:=[.E17]/[.C17]" table:style-name="ce9">
            <text:p>0.1468926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on, Oct 27</text:p>
          </table:table-cell>
          <table:table-cell office:value-type="float" office:value="9535" table:style-name="ce3">
            <text:p>9535</text:p>
          </table:table-cell>
          <table:table-cell office:value-type="float" office:value="759" table:style-name="ce3">
            <text:p>759</text:p>
          </table:table-cell>
          <table:table-cell office:value-type="float" office:value="233" table:style-name="ce3">
            <text:p>233</text:p>
          </table:table-cell>
          <table:table-cell office:value-type="float" office:value="124" table:style-name="ce3">
            <text:p>124</text:p>
          </table:table-cell>
          <table:table-cell table:style-name="ce1"/>
          <table:table-cell office:value-type="float" office:value="0.30698287220026349" table:formula="of:=[.D18]/[.C18]" table:style-name="ce9">
            <text:p>0.306982872</text:p>
          </table:table-cell>
          <table:table-cell office:value-type="float" office:value="0.53218884120171672" table:formula="of:=[.E18]/[.D18]" table:style-name="ce9">
            <text:p>0.532188841</text:p>
          </table:table-cell>
          <table:table-cell office:value-type="float" office:value="0.16337285902503293" table:formula="of:=[.E18]/[.C18]" table:style-name="ce9">
            <text:p>0.1633728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ue, Oct 28</text:p>
          </table:table-cell>
          <table:table-cell office:value-type="float" office:value="9363" table:style-name="ce3">
            <text:p>9363</text:p>
          </table:table-cell>
          <table:table-cell office:value-type="float" office:value="736" table:style-name="ce3">
            <text:p>736</text:p>
          </table:table-cell>
          <table:table-cell office:value-type="float" office:value="154" table:style-name="ce3">
            <text:p>154</text:p>
          </table:table-cell>
          <table:table-cell office:value-type="float" office:value="91" table:style-name="ce3">
            <text:p>91</text:p>
          </table:table-cell>
          <table:table-cell table:style-name="ce1"/>
          <table:table-cell office:value-type="float" office:value="0.20923913043478262" table:formula="of:=[.D19]/[.C19]" table:style-name="ce9">
            <text:p>0.20923913</text:p>
          </table:table-cell>
          <table:table-cell office:value-type="float" office:value="0.59090909090909094" table:formula="of:=[.E19]/[.D19]" table:style-name="ce9">
            <text:p>0.590909091</text:p>
          </table:table-cell>
          <table:table-cell office:value-type="float" office:value="0.12364130434782608" table:formula="of:=[.E19]/[.C19]" table:style-name="ce9">
            <text:p>0.1236413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d, Oct 29</text:p>
          </table:table-cell>
          <table:table-cell office:value-type="float" office:value="9327" table:style-name="ce3">
            <text:p>9327</text:p>
          </table:table-cell>
          <table:table-cell office:value-type="float" office:value="739" table:style-name="ce3">
            <text:p>739</text:p>
          </table:table-cell>
          <table:table-cell office:value-type="float" office:value="196" table:style-name="ce3">
            <text:p>196</text:p>
          </table:table-cell>
          <table:table-cell office:value-type="float" office:value="86" table:style-name="ce3">
            <text:p>86</text:p>
          </table:table-cell>
          <table:table-cell table:style-name="ce1"/>
          <table:table-cell office:value-type="float" office:value="0.26522327469553453" table:formula="of:=[.D20]/[.C20]" table:style-name="ce9">
            <text:p>0.265223275</text:p>
          </table:table-cell>
          <table:table-cell office:value-type="float" office:value="0.43877551020408162" table:formula="of:=[.E20]/[.D20]" table:style-name="ce9">
            <text:p>0.43877551</text:p>
          </table:table-cell>
          <table:table-cell office:value-type="float" office:value="0.11637347767253045" table:formula="of:=[.E20]/[.C20]" table:style-name="ce9">
            <text:p>0.1163734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hu, Oct 30</text:p>
          </table:table-cell>
          <table:table-cell office:value-type="float" office:value="9345" table:style-name="ce3">
            <text:p>9345</text:p>
          </table:table-cell>
          <table:table-cell office:value-type="float" office:value="734" table:style-name="ce3">
            <text:p>734</text:p>
          </table:table-cell>
          <table:table-cell office:value-type="float" office:value="167" table:style-name="ce3">
            <text:p>167</text:p>
          </table:table-cell>
          <table:table-cell office:value-type="float" office:value="75" table:style-name="ce3">
            <text:p>75</text:p>
          </table:table-cell>
          <table:table-cell table:style-name="ce1"/>
          <table:table-cell office:value-type="float" office:value="0.22752043596730245" table:formula="of:=[.D21]/[.C21]" table:style-name="ce9">
            <text:p>0.227520436</text:p>
          </table:table-cell>
          <table:table-cell office:value-type="float" office:value="0.44910179640718562" table:formula="of:=[.E21]/[.D21]" table:style-name="ce9">
            <text:p>0.449101796</text:p>
          </table:table-cell>
          <table:table-cell office:value-type="float" office:value="0.10217983651226158" table:formula="of:=[.E21]/[.C21]" table:style-name="ce9">
            <text:p>0.1021798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ri, Oct 31</text:p>
          </table:table-cell>
          <table:table-cell office:value-type="float" office:value="8890" table:style-name="ce3">
            <text:p>8890</text:p>
          </table:table-cell>
          <table:table-cell office:value-type="float" office:value="706" table:style-name="ce3">
            <text:p>706</text:p>
          </table:table-cell>
          <table:table-cell office:value-type="float" office:value="174" table:style-name="ce3">
            <text:p>174</text:p>
          </table:table-cell>
          <table:table-cell office:value-type="float" office:value="101" table:style-name="ce3">
            <text:p>101</text:p>
          </table:table-cell>
          <table:table-cell table:style-name="ce1"/>
          <table:table-cell office:value-type="float" office:value="0.24645892351274787" table:formula="of:=[.D22]/[.C22]" table:style-name="ce9">
            <text:p>0.246458924</text:p>
          </table:table-cell>
          <table:table-cell office:value-type="float" office:value="0.58045977011494254" table:formula="of:=[.E22]/[.D22]" table:style-name="ce9">
            <text:p>0.58045977</text:p>
          </table:table-cell>
          <table:table-cell office:value-type="float" office:value="0.14305949008498584" table:formula="of:=[.E22]/[.C22]" table:style-name="ce9">
            <text:p>0.143059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at, Nov 1</text:p>
          </table:table-cell>
          <table:table-cell office:value-type="float" office:value="8460" table:style-name="ce3">
            <text:p>8460</text:p>
          </table:table-cell>
          <table:table-cell office:value-type="float" office:value="681" table:style-name="ce3">
            <text:p>681</text:p>
          </table:table-cell>
          <table:table-cell office:value-type="float" office:value="156" table:style-name="ce3">
            <text:p>156</text:p>
          </table:table-cell>
          <table:table-cell office:value-type="float" office:value="93" table:style-name="ce3">
            <text:p>93</text:p>
          </table:table-cell>
          <table:table-cell table:style-name="ce1"/>
          <table:table-cell office:value-type="float" office:value="0.22907488986784141" table:formula="of:=[.D23]/[.C23]" table:style-name="ce9">
            <text:p>0.22907489</text:p>
          </table:table-cell>
          <table:table-cell office:value-type="float" office:value="0.59615384615384615" table:formula="of:=[.E23]/[.D23]" table:style-name="ce9">
            <text:p>0.596153846</text:p>
          </table:table-cell>
          <table:table-cell office:value-type="float" office:value="0.13656387665198239" table:formula="of:=[.E23]/[.C23]" table:style-name="ce9">
            <text:p>0.1365638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un, Nov 2</text:p>
          </table:table-cell>
          <table:table-cell office:value-type="float" office:value="8836" table:style-name="ce3">
            <text:p>8836</text:p>
          </table:table-cell>
          <table:table-cell office:value-type="float" office:value="693" table:style-name="ce3">
            <text:p>693</text:p>
          </table:table-cell>
          <table:table-cell office:value-type="float" office:value="206" table:style-name="ce3">
            <text:p>206</text:p>
          </table:table-cell>
          <table:table-cell office:value-type="float" office:value="67" table:style-name="ce3">
            <text:p>67</text:p>
          </table:table-cell>
          <table:table-cell table:style-name="ce1"/>
          <table:table-cell office:value-type="float" office:value="0.29725829725829728" table:formula="of:=[.D24]/[.C24]" table:style-name="ce9">
            <text:p>0.297258297</text:p>
          </table:table-cell>
          <table:table-cell office:value-type="float" office:value="0.32524271844660196" table:formula="of:=[.E24]/[.D24]" table:style-name="ce9">
            <text:p>0.325242718</text:p>
          </table:table-cell>
          <table:table-cell office:value-type="float" office:value="9.6681096681096687E-2" table:formula="of:=[.E24]/[.C24]" table:style-name="ce9">
            <text:p>0.0966810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on, Nov 3</text:p>
          </table:table-cell>
          <table:table-cell office:value-type="float" office:value="9437" table:style-name="ce3">
            <text:p>9437</text:p>
          </table:table-cell>
          <table:table-cell office:value-type="float" office:value="788" table:style-name="ce3">
            <text:p>788</text:p>
          </table:table-cell>
          <table:table-cell office:value-type="float" office:value="3785" table:formula="of:=SUM([.D2:.D24])" table:style-name="ce2">
            <text:p>3785</text:p>
          </table:table-cell>
          <table:table-cell office:value-type="float" office:value="2033" table:formula="of:=SUM([.E2:.E24])" table:style-name="ce5">
            <text:p>2033</text:p>
          </table:table-cell>
          <table:table-cell office:value-type="string" table:style-name="ce7">
            <text:p>Su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Tue, Nov 4</text:p>
          </table:table-cell>
          <table:table-cell office:value-type="float" office:value="9420" table:style-name="ce3">
            <text:p>9420</text:p>
          </table:table-cell>
          <table:table-cell office:value-type="float" office:value="781" table:style-name="ce3">
            <text:p>781</text:p>
          </table:table-cell>
          <table:table-cell office:value-type="float" office:value="212163" table:formula="of:=SUM([.B2:.B24])" table:style-name="ce2">
            <text:p>212163</text:p>
          </table:table-cell>
          <table:table-cell office:value-type="float" office:value="17293" table:formula="of:=SUM([.C2:.C24])" table:style-name="ce5">
            <text:p>17293</text:p>
          </table:table-cell>
          <table:table-cell office:value-type="string" table:style-name="ce7">
            <text:p>Sum of Pageviews OR Click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Wed, Nov 5</text:p>
          </table:table-cell>
          <table:table-cell office:value-type="float" office:value="9570" table:style-name="ce3">
            <text:p>9570</text:p>
          </table:table-cell>
          <table:table-cell office:value-type="float" office:value="805" table:style-name="ce3">
            <text:p>805</text:p>
          </table:table-cell>
          <table:table-cell table:style-name="ce2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2">
            <text:p>Thu, Nov 6</text:p>
          </table:table-cell>
          <table:table-cell office:value-type="float" office:value="9921" table:style-name="ce3">
            <text:p>9921</text:p>
          </table:table-cell>
          <table:table-cell office:value-type="float" office:value="830" table:style-name="ce3">
            <text:p>830</text:p>
          </table:table-cell>
          <table:table-cell table:style-name="ce2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2">
            <text:p>Fri, Nov 7</text:p>
          </table:table-cell>
          <table:table-cell office:value-type="float" office:value="9424" table:style-name="ce3">
            <text:p>9424</text:p>
          </table:table-cell>
          <table:table-cell office:value-type="float" office:value="781" table:style-name="ce3">
            <text:p>781</text:p>
          </table:table-cell>
          <table:table-cell table:style-name="ce2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2">
            <text:p>Sat, Nov 8</text:p>
          </table:table-cell>
          <table:table-cell office:value-type="float" office:value="9010" table:style-name="ce3">
            <text:p>9010</text:p>
          </table:table-cell>
          <table:table-cell office:value-type="float" office:value="756" table:style-name="ce3">
            <text:p>756</text:p>
          </table:table-cell>
          <table:table-cell table:style-name="ce2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2">
            <text:p>Sun, Nov 9</text:p>
          </table:table-cell>
          <table:table-cell office:value-type="float" office:value="9656" table:style-name="ce3">
            <text:p>9656</text:p>
          </table:table-cell>
          <table:table-cell office:value-type="float" office:value="825" table:style-name="ce3">
            <text:p>825</text:p>
          </table:table-cell>
          <table:table-cell table:style-name="ce2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2">
            <text:p>Mon, Nov 10</text:p>
          </table:table-cell>
          <table:table-cell office:value-type="float" office:value="10419" table:style-name="ce3">
            <text:p>10419</text:p>
          </table:table-cell>
          <table:table-cell office:value-type="float" office:value="874" table:style-name="ce3">
            <text:p>874</text:p>
          </table:table-cell>
          <table:table-cell table:style-name="ce2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2">
            <text:p>Tue, Nov 11</text:p>
          </table:table-cell>
          <table:table-cell office:value-type="float" office:value="9880" table:style-name="ce3">
            <text:p>9880</text:p>
          </table:table-cell>
          <table:table-cell office:value-type="float" office:value="830" table:style-name="ce3">
            <text:p>830</text:p>
          </table:table-cell>
          <table:table-cell table:style-name="ce2"/>
          <table:table-cell table:style-name="ce4"/>
          <table:table-cell table:number-columns-repeated="16379"/>
        </table:table-row>
        <table:table-row table:style-name="ro1">
          <table:table-cell office:value-type="string" table:style-name="ce2">
            <text:p>Wed, Nov 12</text:p>
          </table:table-cell>
          <table:table-cell office:value-type="float" office:value="10134" table:style-name="ce3">
            <text:p>10134</text:p>
          </table:table-cell>
          <table:table-cell office:value-type="float" office:value="801" table:style-name="ce3">
            <text:p>801</text:p>
          </table:table-cell>
          <table:table-cell table:style-name="ce2"/>
          <table:table-cell table:style-name="ce4"/>
          <table:table-cell table:number-columns-repeated="16379"/>
        </table:table-row>
        <table:table-row table:style-name="ro1">
          <table:table-cell office:value-type="string" table:style-name="ce2">
            <text:p>Thu, Nov 13</text:p>
          </table:table-cell>
          <table:table-cell office:value-type="float" office:value="9717" table:style-name="ce3">
            <text:p>9717</text:p>
          </table:table-cell>
          <table:table-cell office:value-type="float" office:value="814" table:style-name="ce3">
            <text:p>814</text:p>
          </table:table-cell>
          <table:table-cell table:style-name="ce2"/>
          <table:table-cell table:style-name="ce4"/>
          <table:table-cell table:number-columns-repeated="16379"/>
        </table:table-row>
        <table:table-row table:style-name="ro1">
          <table:table-cell office:value-type="string" table:style-name="ce2">
            <text:p>Fri, Nov 14</text:p>
          </table:table-cell>
          <table:table-cell office:value-type="float" office:value="9192" table:style-name="ce3">
            <text:p>9192</text:p>
          </table:table-cell>
          <table:table-cell office:value-type="float" office:value="735" table:style-name="ce3">
            <text:p>735</text:p>
          </table:table-cell>
          <table:table-cell table:style-name="ce2"/>
          <table:table-cell table:style-name="ce4"/>
          <table:table-cell table:number-columns-repeated="16379"/>
        </table:table-row>
        <table:table-row table:style-name="ro1">
          <table:table-cell office:value-type="string" table:style-name="ce2">
            <text:p>Sat, Nov 15</text:p>
          </table:table-cell>
          <table:table-cell office:value-type="float" office:value="8630" table:style-name="ce3">
            <text:p>8630</text:p>
          </table:table-cell>
          <table:table-cell office:value-type="float" office:value="743" table:style-name="ce3">
            <text:p>743</text:p>
          </table:table-cell>
          <table:table-cell table:style-name="ce2"/>
          <table:table-cell table:style-name="ce4"/>
          <table:table-cell table:number-columns-repeated="16379"/>
        </table:table-row>
        <table:table-row table:style-name="ro1">
          <table:table-cell office:value-type="string" table:style-name="ce2">
            <text:p>Sun, Nov 16</text:p>
          </table:table-cell>
          <table:table-cell office:value-type="float" office:value="8970" table:style-name="ce3">
            <text:p>8970</text:p>
          </table:table-cell>
          <table:table-cell office:value-type="float" office:value="722" table:style-name="ce3">
            <text:p>722</text:p>
          </table:table-cell>
          <table:table-cell table:style-name="ce2"/>
          <table:table-cell table:style-name="ce4"/>
          <table:table-cell table:number-columns-repeated="16379"/>
        </table:table-row>
        <table:table-row table:style-name="ro1">
          <table:table-cell office:value-type="string" table:style-name="ce2">
            <text:p>Sum</text:p>
          </table:table-cell>
          <table:table-cell office:value-type="float" office:value="345543" table:formula="of:=SUM([.B2:.B38])" table:style-name="ce3">
            <text:p>345543</text:p>
          </table:table-cell>
          <table:table-cell office:value-type="float" office:value="28378" table:formula="of:=SUM([.C2:.C38])" table:style-name="ce3">
            <text:p>28378</text:p>
          </table:table-cell>
          <table:table-cell table:style-name="ce2"/>
          <table:table-cell table:style-name="ce4"/>
          <table:table-cell table:number-columns-repeated="16379"/>
        </table:table-row>
        <table:table-row table:style-name="ro2">
          <table:table-cell table:style-name="ce2"/>
          <table:table-cell table:number-columns-repeated="2" table:style-name="ce3"/>
          <table:table-cell table:style-name="ce2"/>
          <table:table-cell table:style-name="ce4"/>
          <table:table-cell table:number-columns-repeated="16379"/>
        </table:table-row>
        <table:table-row table:number-rows-repeated="1048536" table:style-name="ro1">
          <table:table-cell table:number-columns-repeated="16384"/>
        </table:table-row>
      </table:table>
      <table:table table:name="Experiment" table:style-name="ta1">
        <table:table-column table:style-name="co1" table:number-columns-repeated="6" table:default-cell-style-name="ce1"/>
        <table:table-column table:style-name="co3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5">
            <text:p>Pageviews</text:p>
          </table:table-cell>
          <table:table-cell office:value-type="string" table:style-name="ce2">
            <text:p>Clicks</text:p>
          </table:table-cell>
          <table:table-cell office:value-type="string" table:style-name="ce2">
            <text:p>Enrollments</text:p>
          </table:table-cell>
          <table:table-cell office:value-type="string" table:style-name="ce2">
            <text:p>Payments</text:p>
          </table:table-cell>
          <table:table-cell table:style-name="ce1"/>
          <table:table-cell office:value-type="string" table:style-name="ce8">
            <text:p>Gross Conversion</text:p>
          </table:table-cell>
          <table:table-cell office:value-type="string" table:style-name="ce8">
            <text:p>Retention</text:p>
          </table:table-cell>
          <table:table-cell office:value-type="string" table:style-name="ce8">
            <text:p>Net Conversion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at, Oct 11</text:p>
          </table:table-cell>
          <table:table-cell office:value-type="float" office:value="7716" table:style-name="ce3">
            <text:p>7716</text:p>
          </table:table-cell>
          <table:table-cell office:value-type="float" office:value="686" table:style-name="ce3">
            <text:p>686</text:p>
          </table:table-cell>
          <table:table-cell office:value-type="float" office:value="105" table:style-name="ce3">
            <text:p>105</text:p>
          </table:table-cell>
          <table:table-cell office:value-type="float" office:value="34" table:style-name="ce3">
            <text:p>34</text:p>
          </table:table-cell>
          <table:table-cell table:style-name="ce1"/>
          <table:table-cell office:value-type="float" office:value="0.15306122448979592" table:formula="of:=[.D2]/[.C2]" table:style-name="ce9">
            <text:p>0.153061224</text:p>
          </table:table-cell>
          <table:table-cell office:value-type="float" office:value="0.32380952380952382" table:formula="of:=[.E2]/[.D2]" table:style-name="ce9">
            <text:p>0.323809524</text:p>
          </table:table-cell>
          <table:table-cell office:value-type="float" office:value="4.9562682215743441E-2" table:formula="of:=[.E2]/[.C2]" table:style-name="ce9">
            <text:p>0.0495626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un, Oct 12</text:p>
          </table:table-cell>
          <table:table-cell office:value-type="float" office:value="9288" table:style-name="ce3">
            <text:p>9288</text:p>
          </table:table-cell>
          <table:table-cell office:value-type="float" office:value="785" table:style-name="ce3">
            <text:p>785</text:p>
          </table:table-cell>
          <table:table-cell office:value-type="float" office:value="116" table:style-name="ce3">
            <text:p>116</text:p>
          </table:table-cell>
          <table:table-cell office:value-type="float" office:value="91" table:style-name="ce3">
            <text:p>91</text:p>
          </table:table-cell>
          <table:table-cell table:style-name="ce1"/>
          <table:table-cell office:value-type="float" office:value="0.14777070063694267" table:formula="of:=[.D3]/[.C3]" table:style-name="ce9">
            <text:p>0.147770701</text:p>
          </table:table-cell>
          <table:table-cell office:value-type="float" office:value="0.78448275862068961" table:formula="of:=[.E3]/[.D3]" table:style-name="ce9">
            <text:p>0.784482759</text:p>
          </table:table-cell>
          <table:table-cell office:value-type="float" office:value="0.11592356687898089" table:formula="of:=[.E3]/[.C3]" table:style-name="ce9">
            <text:p>0.1159235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on, Oct 13</text:p>
          </table:table-cell>
          <table:table-cell office:value-type="float" office:value="10480" table:style-name="ce3">
            <text:p>10480</text:p>
          </table:table-cell>
          <table:table-cell office:value-type="float" office:value="884" table:style-name="ce3">
            <text:p>884</text:p>
          </table:table-cell>
          <table:table-cell office:value-type="float" office:value="145" table:style-name="ce3">
            <text:p>145</text:p>
          </table:table-cell>
          <table:table-cell office:value-type="float" office:value="79" table:style-name="ce3">
            <text:p>79</text:p>
          </table:table-cell>
          <table:table-cell table:style-name="ce1"/>
          <table:table-cell office:value-type="float" office:value="0.16402714932126697" table:formula="of:=[.D4]/[.C4]" table:style-name="ce9">
            <text:p>0.164027149</text:p>
          </table:table-cell>
          <table:table-cell office:value-type="float" office:value="0.54482758620689653" table:formula="of:=[.E4]/[.D4]" table:style-name="ce9">
            <text:p>0.544827586</text:p>
          </table:table-cell>
          <table:table-cell office:value-type="float" office:value="8.9366515837104074E-2" table:formula="of:=[.E4]/[.C4]" table:style-name="ce9">
            <text:p>0.0893665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ue, Oct 14</text:p>
          </table:table-cell>
          <table:table-cell office:value-type="float" office:value="9867" table:style-name="ce3">
            <text:p>9867</text:p>
          </table:table-cell>
          <table:table-cell office:value-type="float" office:value="827" table:style-name="ce3">
            <text:p>827</text:p>
          </table:table-cell>
          <table:table-cell office:value-type="float" office:value="138" table:style-name="ce3">
            <text:p>138</text:p>
          </table:table-cell>
          <table:table-cell office:value-type="float" office:value="92" table:style-name="ce3">
            <text:p>92</text:p>
          </table:table-cell>
          <table:table-cell table:style-name="ce1"/>
          <table:table-cell office:value-type="float" office:value="0.16686819830713423" table:formula="of:=[.D5]/[.C5]" table:style-name="ce9">
            <text:p>0.166868198</text:p>
          </table:table-cell>
          <table:table-cell office:value-type="float" office:value="0.66666666666666663" table:formula="of:=[.E5]/[.D5]" table:style-name="ce9">
            <text:p>0.666666667</text:p>
          </table:table-cell>
          <table:table-cell office:value-type="float" office:value="0.11124546553808948" table:formula="of:=[.E5]/[.C5]" table:style-name="ce9">
            <text:p>0.1112454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d, Oct 15</text:p>
          </table:table-cell>
          <table:table-cell office:value-type="float" office:value="9793" table:style-name="ce3">
            <text:p>9793</text:p>
          </table:table-cell>
          <table:table-cell office:value-type="float" office:value="832" table:style-name="ce3">
            <text:p>832</text:p>
          </table:table-cell>
          <table:table-cell office:value-type="float" office:value="140" table:style-name="ce3">
            <text:p>140</text:p>
          </table:table-cell>
          <table:table-cell office:value-type="float" office:value="94" table:style-name="ce3">
            <text:p>94</text:p>
          </table:table-cell>
          <table:table-cell table:style-name="ce1"/>
          <table:table-cell office:value-type="float" office:value="0.16826923076923078" table:formula="of:=[.D6]/[.C6]" table:style-name="ce9">
            <text:p>0.168269231</text:p>
          </table:table-cell>
          <table:table-cell office:value-type="float" office:value="0.67142857142857137" table:formula="of:=[.E6]/[.D6]" table:style-name="ce9">
            <text:p>0.671428571</text:p>
          </table:table-cell>
          <table:table-cell office:value-type="float" office:value="0.11298076923076923" table:formula="of:=[.E6]/[.C6]" table:style-name="ce9">
            <text:p>0.1129807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hu, Oct 16</text:p>
          </table:table-cell>
          <table:table-cell office:value-type="float" office:value="9500" table:style-name="ce3">
            <text:p>9500</text:p>
          </table:table-cell>
          <table:table-cell office:value-type="float" office:value="788" table:style-name="ce3">
            <text:p>788</text:p>
          </table:table-cell>
          <table:table-cell office:value-type="float" office:value="129" table:style-name="ce3">
            <text:p>129</text:p>
          </table:table-cell>
          <table:table-cell office:value-type="float" office:value="61" table:style-name="ce3">
            <text:p>61</text:p>
          </table:table-cell>
          <table:table-cell table:style-name="ce1"/>
          <table:table-cell office:value-type="float" office:value="0.16370558375634517" table:formula="of:=[.D7]/[.C7]" table:style-name="ce9">
            <text:p>0.163705584</text:p>
          </table:table-cell>
          <table:table-cell office:value-type="float" office:value="0.47286821705426357" table:formula="of:=[.E7]/[.D7]" table:style-name="ce9">
            <text:p>0.472868217</text:p>
          </table:table-cell>
          <table:table-cell office:value-type="float" office:value="7.7411167512690351E-2" table:formula="of:=[.E7]/[.C7]" table:style-name="ce9">
            <text:p>0.0774111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ri, Oct 17</text:p>
          </table:table-cell>
          <table:table-cell office:value-type="float" office:value="9088" table:style-name="ce3">
            <text:p>9088</text:p>
          </table:table-cell>
          <table:table-cell office:value-type="float" office:value="780" table:style-name="ce3">
            <text:p>780</text:p>
          </table:table-cell>
          <table:table-cell office:value-type="float" office:value="127" table:style-name="ce3">
            <text:p>127</text:p>
          </table:table-cell>
          <table:table-cell office:value-type="float" office:value="44" table:style-name="ce3">
            <text:p>44</text:p>
          </table:table-cell>
          <table:table-cell table:style-name="ce1"/>
          <table:table-cell office:value-type="float" office:value="0.16282051282051282" table:formula="of:=[.D8]/[.C8]" table:style-name="ce9">
            <text:p>0.162820513</text:p>
          </table:table-cell>
          <table:table-cell office:value-type="float" office:value="0.34645669291338582" table:formula="of:=[.E8]/[.D8]" table:style-name="ce9">
            <text:p>0.346456693</text:p>
          </table:table-cell>
          <table:table-cell office:value-type="float" office:value="5.6410256410256411E-2" table:formula="of:=[.E8]/[.C8]" table:style-name="ce9">
            <text:p>0.0564102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at, Oct 18</text:p>
          </table:table-cell>
          <table:table-cell office:value-type="float" office:value="7664" table:style-name="ce3">
            <text:p>7664</text:p>
          </table:table-cell>
          <table:table-cell office:value-type="float" office:value="652" table:style-name="ce3">
            <text:p>652</text:p>
          </table:table-cell>
          <table:table-cell office:value-type="float" office:value="94" table:style-name="ce3">
            <text:p>94</text:p>
          </table:table-cell>
          <table:table-cell office:value-type="float" office:value="62" table:style-name="ce3">
            <text:p>62</text:p>
          </table:table-cell>
          <table:table-cell table:style-name="ce1"/>
          <table:table-cell office:value-type="float" office:value="0.14417177914110429" table:formula="of:=[.D9]/[.C9]" table:style-name="ce9">
            <text:p>0.144171779</text:p>
          </table:table-cell>
          <table:table-cell office:value-type="float" office:value="0.65957446808510634" table:formula="of:=[.E9]/[.D9]" table:style-name="ce9">
            <text:p>0.659574468</text:p>
          </table:table-cell>
          <table:table-cell office:value-type="float" office:value="9.5092024539877307E-2" table:formula="of:=[.E9]/[.C9]" table:style-name="ce9">
            <text:p>0.0950920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un, Oct 19</text:p>
          </table:table-cell>
          <table:table-cell office:value-type="float" office:value="8434" table:style-name="ce3">
            <text:p>8434</text:p>
          </table:table-cell>
          <table:table-cell office:value-type="float" office:value="697" table:style-name="ce3">
            <text:p>697</text:p>
          </table:table-cell>
          <table:table-cell office:value-type="float" office:value="120" table:style-name="ce3">
            <text:p>120</text:p>
          </table:table-cell>
          <table:table-cell office:value-type="float" office:value="77" table:style-name="ce3">
            <text:p>77</text:p>
          </table:table-cell>
          <table:table-cell table:style-name="ce1"/>
          <table:table-cell office:value-type="float" office:value="0.17216642754662842" table:formula="of:=[.D10]/[.C10]" table:style-name="ce9">
            <text:p>0.172166428</text:p>
          </table:table-cell>
          <table:table-cell office:value-type="float" office:value="0.64166666666666672" table:formula="of:=[.E10]/[.D10]" table:style-name="ce9">
            <text:p>0.641666667</text:p>
          </table:table-cell>
          <table:table-cell office:value-type="float" office:value="0.11047345767575323" table:formula="of:=[.E10]/[.C10]" table:style-name="ce9">
            <text:p>0.1104734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on, Oct 20</text:p>
          </table:table-cell>
          <table:table-cell office:value-type="float" office:value="10496" table:style-name="ce3">
            <text:p>10496</text:p>
          </table:table-cell>
          <table:table-cell office:value-type="float" office:value="860" table:style-name="ce3">
            <text:p>860</text:p>
          </table:table-cell>
          <table:table-cell office:value-type="float" office:value="153" table:style-name="ce3">
            <text:p>153</text:p>
          </table:table-cell>
          <table:table-cell office:value-type="float" office:value="98" table:style-name="ce3">
            <text:p>98</text:p>
          </table:table-cell>
          <table:table-cell table:style-name="ce1"/>
          <table:table-cell office:value-type="float" office:value="0.17790697674418604" table:formula="of:=[.D11]/[.C11]" table:style-name="ce9">
            <text:p>0.177906977</text:p>
          </table:table-cell>
          <table:table-cell office:value-type="float" office:value="0.64052287581699341" table:formula="of:=[.E11]/[.D11]" table:style-name="ce9">
            <text:p>0.640522876</text:p>
          </table:table-cell>
          <table:table-cell office:value-type="float" office:value="0.11395348837209303" table:formula="of:=[.E11]/[.C11]" table:style-name="ce9">
            <text:p>0.1139534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ue, Oct 21</text:p>
          </table:table-cell>
          <table:table-cell office:value-type="float" office:value="10551" table:style-name="ce3">
            <text:p>10551</text:p>
          </table:table-cell>
          <table:table-cell office:value-type="float" office:value="864" table:style-name="ce3">
            <text:p>864</text:p>
          </table:table-cell>
          <table:table-cell office:value-type="float" office:value="143" table:style-name="ce3">
            <text:p>143</text:p>
          </table:table-cell>
          <table:table-cell office:value-type="float" office:value="71" table:style-name="ce3">
            <text:p>71</text:p>
          </table:table-cell>
          <table:table-cell table:style-name="ce1"/>
          <table:table-cell office:value-type="float" office:value="0.16550925925925927" table:formula="of:=[.D12]/[.C12]" table:style-name="ce9">
            <text:p>0.165509259</text:p>
          </table:table-cell>
          <table:table-cell office:value-type="float" office:value="0.49650349650349651" table:formula="of:=[.E12]/[.D12]" table:style-name="ce9">
            <text:p>0.496503497</text:p>
          </table:table-cell>
          <table:table-cell office:value-type="float" office:value="8.217592592592593E-2" table:formula="of:=[.E12]/[.C12]" table:style-name="ce9">
            <text:p>0.0821759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d, Oct 22</text:p>
          </table:table-cell>
          <table:table-cell office:value-type="float" office:value="9737" table:style-name="ce3">
            <text:p>9737</text:p>
          </table:table-cell>
          <table:table-cell office:value-type="float" office:value="801" table:style-name="ce3">
            <text:p>801</text:p>
          </table:table-cell>
          <table:table-cell office:value-type="float" office:value="128" table:style-name="ce3">
            <text:p>128</text:p>
          </table:table-cell>
          <table:table-cell office:value-type="float" office:value="70" table:style-name="ce3">
            <text:p>70</text:p>
          </table:table-cell>
          <table:table-cell table:style-name="ce1"/>
          <table:table-cell office:value-type="float" office:value="0.15980024968789014" table:formula="of:=[.D13]/[.C13]" table:style-name="ce9">
            <text:p>0.15980025</text:p>
          </table:table-cell>
          <table:table-cell office:value-type="float" office:value="0.546875" table:formula="of:=[.E13]/[.D13]" table:style-name="ce9">
            <text:p>0.546875</text:p>
          </table:table-cell>
          <table:table-cell office:value-type="float" office:value="8.7390761548064924E-2" table:formula="of:=[.E13]/[.C13]" table:style-name="ce9">
            <text:p>0.0873907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hu, Oct 23</text:p>
          </table:table-cell>
          <table:table-cell office:value-type="float" office:value="8176" table:style-name="ce3">
            <text:p>8176</text:p>
          </table:table-cell>
          <table:table-cell office:value-type="float" office:value="642" table:style-name="ce3">
            <text:p>642</text:p>
          </table:table-cell>
          <table:table-cell office:value-type="float" office:value="122" table:style-name="ce3">
            <text:p>122</text:p>
          </table:table-cell>
          <table:table-cell office:value-type="float" office:value="68" table:style-name="ce3">
            <text:p>68</text:p>
          </table:table-cell>
          <table:table-cell table:style-name="ce1"/>
          <table:table-cell office:value-type="float" office:value="0.19003115264797507" table:formula="of:=[.D14]/[.C14]" table:style-name="ce9">
            <text:p>0.190031153</text:p>
          </table:table-cell>
          <table:table-cell office:value-type="float" office:value="0.55737704918032782" table:formula="of:=[.E14]/[.D14]" table:style-name="ce9">
            <text:p>0.557377049</text:p>
          </table:table-cell>
          <table:table-cell office:value-type="float" office:value="0.1059190031152648" table:formula="of:=[.E14]/[.C14]" table:style-name="ce9">
            <text:p>0.1059190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ri, Oct 24</text:p>
          </table:table-cell>
          <table:table-cell office:value-type="float" office:value="9402" table:style-name="ce3">
            <text:p>9402</text:p>
          </table:table-cell>
          <table:table-cell office:value-type="float" office:value="697" table:style-name="ce3">
            <text:p>697</text:p>
          </table:table-cell>
          <table:table-cell office:value-type="float" office:value="194" table:style-name="ce3">
            <text:p>194</text:p>
          </table:table-cell>
          <table:table-cell office:value-type="float" office:value="94" table:style-name="ce3">
            <text:p>94</text:p>
          </table:table-cell>
          <table:table-cell table:style-name="ce1"/>
          <table:table-cell office:value-type="float" office:value="0.27833572453371591" table:formula="of:=[.D15]/[.C15]" table:style-name="ce9">
            <text:p>0.278335725</text:p>
          </table:table-cell>
          <table:table-cell office:value-type="float" office:value="0.4845360824742268" table:formula="of:=[.E15]/[.D15]" table:style-name="ce9">
            <text:p>0.484536082</text:p>
          </table:table-cell>
          <table:table-cell office:value-type="float" office:value="0.13486370157819225" table:formula="of:=[.E15]/[.C15]" table:style-name="ce9">
            <text:p>0.1348637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at, Oct 25</text:p>
          </table:table-cell>
          <table:table-cell office:value-type="float" office:value="8669" table:style-name="ce3">
            <text:p>8669</text:p>
          </table:table-cell>
          <table:table-cell office:value-type="float" office:value="669" table:style-name="ce3">
            <text:p>669</text:p>
          </table:table-cell>
          <table:table-cell office:value-type="float" office:value="127" table:style-name="ce3">
            <text:p>127</text:p>
          </table:table-cell>
          <table:table-cell office:value-type="float" office:value="81" table:style-name="ce3">
            <text:p>81</text:p>
          </table:table-cell>
          <table:table-cell table:style-name="ce1"/>
          <table:table-cell office:value-type="float" office:value="0.18983557548579971" table:formula="of:=[.D16]/[.C16]" table:style-name="ce9">
            <text:p>0.189835575</text:p>
          </table:table-cell>
          <table:table-cell office:value-type="float" office:value="0.63779527559055116" table:formula="of:=[.E16]/[.D16]" table:style-name="ce9">
            <text:p>0.637795276</text:p>
          </table:table-cell>
          <table:table-cell office:value-type="float" office:value="0.1210762331838565" table:formula="of:=[.E16]/[.C16]" table:style-name="ce9">
            <text:p>0.1210762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un, Oct 26</text:p>
          </table:table-cell>
          <table:table-cell office:value-type="float" office:value="8881" table:style-name="ce3">
            <text:p>8881</text:p>
          </table:table-cell>
          <table:table-cell office:value-type="float" office:value="693" table:style-name="ce3">
            <text:p>693</text:p>
          </table:table-cell>
          <table:table-cell office:value-type="float" office:value="153" table:style-name="ce3">
            <text:p>153</text:p>
          </table:table-cell>
          <table:table-cell office:value-type="float" office:value="101" table:style-name="ce3">
            <text:p>101</text:p>
          </table:table-cell>
          <table:table-cell table:style-name="ce1"/>
          <table:table-cell office:value-type="float" office:value="0.22077922077922077" table:formula="of:=[.D17]/[.C17]" table:style-name="ce9">
            <text:p>0.220779221</text:p>
          </table:table-cell>
          <table:table-cell office:value-type="float" office:value="0.66013071895424835" table:formula="of:=[.E17]/[.D17]" table:style-name="ce9">
            <text:p>0.660130719</text:p>
          </table:table-cell>
          <table:table-cell office:value-type="float" office:value="0.14574314574314573" table:formula="of:=[.E17]/[.C17]" table:style-name="ce9">
            <text:p>0.1457431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on, Oct 27</text:p>
          </table:table-cell>
          <table:table-cell office:value-type="float" office:value="9655" table:style-name="ce3">
            <text:p>9655</text:p>
          </table:table-cell>
          <table:table-cell office:value-type="float" office:value="771" table:style-name="ce3">
            <text:p>771</text:p>
          </table:table-cell>
          <table:table-cell office:value-type="float" office:value="213" table:style-name="ce3">
            <text:p>213</text:p>
          </table:table-cell>
          <table:table-cell office:value-type="float" office:value="119" table:style-name="ce3">
            <text:p>119</text:p>
          </table:table-cell>
          <table:table-cell table:style-name="ce1"/>
          <table:table-cell office:value-type="float" office:value="0.27626459143968873" table:formula="of:=[.D18]/[.C18]" table:style-name="ce9">
            <text:p>0.276264591</text:p>
          </table:table-cell>
          <table:table-cell office:value-type="float" office:value="0.55868544600938963" table:formula="of:=[.E18]/[.D18]" table:style-name="ce9">
            <text:p>0.558685446</text:p>
          </table:table-cell>
          <table:table-cell office:value-type="float" office:value="0.15434500648508431" table:formula="of:=[.E18]/[.C18]" table:style-name="ce9">
            <text:p>0.1543450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ue, Oct 28</text:p>
          </table:table-cell>
          <table:table-cell office:value-type="float" office:value="9396" table:style-name="ce3">
            <text:p>9396</text:p>
          </table:table-cell>
          <table:table-cell office:value-type="float" office:value="736" table:style-name="ce3">
            <text:p>736</text:p>
          </table:table-cell>
          <table:table-cell office:value-type="float" office:value="162" table:style-name="ce3">
            <text:p>162</text:p>
          </table:table-cell>
          <table:table-cell office:value-type="float" office:value="120" table:style-name="ce3">
            <text:p>120</text:p>
          </table:table-cell>
          <table:table-cell table:style-name="ce1"/>
          <table:table-cell office:value-type="float" office:value="0.22010869565217392" table:formula="of:=[.D19]/[.C19]" table:style-name="ce9">
            <text:p>0.220108696</text:p>
          </table:table-cell>
          <table:table-cell office:value-type="float" office:value="0.7407407407407407" table:formula="of:=[.E19]/[.D19]" table:style-name="ce9">
            <text:p>0.740740741</text:p>
          </table:table-cell>
          <table:table-cell office:value-type="float" office:value="0.16304347826086957" table:formula="of:=[.E19]/[.C19]" table:style-name="ce9">
            <text:p>0.1630434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d, Oct 29</text:p>
          </table:table-cell>
          <table:table-cell office:value-type="float" office:value="9262" table:style-name="ce3">
            <text:p>9262</text:p>
          </table:table-cell>
          <table:table-cell office:value-type="float" office:value="727" table:style-name="ce3">
            <text:p>727</text:p>
          </table:table-cell>
          <table:table-cell office:value-type="float" office:value="201" table:style-name="ce3">
            <text:p>201</text:p>
          </table:table-cell>
          <table:table-cell office:value-type="float" office:value="96" table:style-name="ce3">
            <text:p>96</text:p>
          </table:table-cell>
          <table:table-cell table:style-name="ce1"/>
          <table:table-cell office:value-type="float" office:value="0.27647867950481431" table:formula="of:=[.D20]/[.C20]" table:style-name="ce9">
            <text:p>0.27647868</text:p>
          </table:table-cell>
          <table:table-cell office:value-type="float" office:value="0.47761194029850745" table:formula="of:=[.E20]/[.D20]" table:style-name="ce9">
            <text:p>0.47761194</text:p>
          </table:table-cell>
          <table:table-cell office:value-type="float" office:value="0.13204951856946354" table:formula="of:=[.E20]/[.C20]" table:style-name="ce9">
            <text:p>0.1320495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hu, Oct 30</text:p>
          </table:table-cell>
          <table:table-cell office:value-type="float" office:value="9308" table:style-name="ce3">
            <text:p>9308</text:p>
          </table:table-cell>
          <table:table-cell office:value-type="float" office:value="728" table:style-name="ce3">
            <text:p>728</text:p>
          </table:table-cell>
          <table:table-cell office:value-type="float" office:value="207" table:style-name="ce3">
            <text:p>207</text:p>
          </table:table-cell>
          <table:table-cell office:value-type="float" office:value="67" table:style-name="ce3">
            <text:p>67</text:p>
          </table:table-cell>
          <table:table-cell table:style-name="ce1"/>
          <table:table-cell office:value-type="float" office:value="0.28434065934065933" table:formula="of:=[.D21]/[.C21]" table:style-name="ce9">
            <text:p>0.284340659</text:p>
          </table:table-cell>
          <table:table-cell office:value-type="float" office:value="0.32367149758454106" table:formula="of:=[.E21]/[.D21]" table:style-name="ce9">
            <text:p>0.323671498</text:p>
          </table:table-cell>
          <table:table-cell office:value-type="float" office:value="9.2032967032967039E-2" table:formula="of:=[.E21]/[.C21]" table:style-name="ce9">
            <text:p>0.0920329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ri, Oct 31</text:p>
          </table:table-cell>
          <table:table-cell office:value-type="float" office:value="8715" table:style-name="ce3">
            <text:p>8715</text:p>
          </table:table-cell>
          <table:table-cell office:value-type="float" office:value="722" table:style-name="ce3">
            <text:p>722</text:p>
          </table:table-cell>
          <table:table-cell office:value-type="float" office:value="182" table:style-name="ce3">
            <text:p>182</text:p>
          </table:table-cell>
          <table:table-cell office:value-type="float" office:value="123" table:style-name="ce3">
            <text:p>123</text:p>
          </table:table-cell>
          <table:table-cell table:style-name="ce1"/>
          <table:table-cell office:value-type="float" office:value="0.25207756232686979" table:formula="of:=[.D22]/[.C22]" table:style-name="ce9">
            <text:p>0.252077562</text:p>
          </table:table-cell>
          <table:table-cell office:value-type="float" office:value="0.67582417582417587" table:formula="of:=[.E22]/[.D22]" table:style-name="ce9">
            <text:p>0.675824176</text:p>
          </table:table-cell>
          <table:table-cell office:value-type="float" office:value="0.17036011080332411" table:formula="of:=[.E22]/[.C22]" table:style-name="ce9">
            <text:p>0.1703601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at, Nov 1</text:p>
          </table:table-cell>
          <table:table-cell office:value-type="float" office:value="8448" table:style-name="ce3">
            <text:p>8448</text:p>
          </table:table-cell>
          <table:table-cell office:value-type="float" office:value="695" table:style-name="ce3">
            <text:p>695</text:p>
          </table:table-cell>
          <table:table-cell office:value-type="float" office:value="142" table:style-name="ce3">
            <text:p>142</text:p>
          </table:table-cell>
          <table:table-cell office:value-type="float" office:value="100" table:style-name="ce3">
            <text:p>100</text:p>
          </table:table-cell>
          <table:table-cell table:style-name="ce1"/>
          <table:table-cell office:value-type="float" office:value="0.20431654676258992" table:formula="of:=[.D23]/[.C23]" table:style-name="ce9">
            <text:p>0.204316547</text:p>
          </table:table-cell>
          <table:table-cell office:value-type="float" office:value="0.70422535211267601" table:formula="of:=[.E23]/[.D23]" table:style-name="ce9">
            <text:p>0.704225352</text:p>
          </table:table-cell>
          <table:table-cell office:value-type="float" office:value="0.14388489208633093" table:formula="of:=[.E23]/[.C23]" table:style-name="ce9">
            <text:p>0.1438848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un, Nov 2</text:p>
          </table:table-cell>
          <table:table-cell office:value-type="float" office:value="8836" table:style-name="ce3">
            <text:p>8836</text:p>
          </table:table-cell>
          <table:table-cell office:value-type="float" office:value="724" table:style-name="ce3">
            <text:p>724</text:p>
          </table:table-cell>
          <table:table-cell office:value-type="float" office:value="182" table:style-name="ce3">
            <text:p>182</text:p>
          </table:table-cell>
          <table:table-cell office:value-type="float" office:value="103" table:style-name="ce3">
            <text:p>103</text:p>
          </table:table-cell>
          <table:table-cell table:style-name="ce1"/>
          <table:table-cell office:value-type="float" office:value="0.25138121546961328" table:formula="of:=[.D24]/[.C24]" table:style-name="ce9">
            <text:p>0.251381215</text:p>
          </table:table-cell>
          <table:table-cell office:value-type="float" office:value="0.56593406593406592" table:formula="of:=[.E24]/[.D24]" table:style-name="ce9">
            <text:p>0.565934066</text:p>
          </table:table-cell>
          <table:table-cell office:value-type="float" office:value="0.14226519337016574" table:formula="of:=[.E24]/[.C24]" table:style-name="ce9">
            <text:p>0.14226519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on, Nov 3</text:p>
          </table:table-cell>
          <table:table-cell office:value-type="float" office:value="9359" table:style-name="ce3">
            <text:p>9359</text:p>
          </table:table-cell>
          <table:table-cell office:value-type="float" office:value="789" table:style-name="ce3">
            <text:p>789</text:p>
          </table:table-cell>
          <table:table-cell office:value-type="float" office:value="3423" table:formula="of:=SUM([.D2:.D24])" table:style-name="ce4">
            <text:p>3423</text:p>
          </table:table-cell>
          <table:table-cell office:value-type="float" office:value="1945" table:formula="of:=SUM([.E2:.E24])" table:style-name="ce4">
            <text:p>1945</text:p>
          </table:table-cell>
          <table:table-cell office:value-type="string" table:style-name="ce6">
            <text:p>Su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Tue, Nov 4</text:p>
          </table:table-cell>
          <table:table-cell office:value-type="float" office:value="9427" table:style-name="ce3">
            <text:p>9427</text:p>
          </table:table-cell>
          <table:table-cell office:value-type="float" office:value="743" table:style-name="ce3">
            <text:p>743</text:p>
          </table:table-cell>
          <table:table-cell office:value-type="float" office:value="211362" table:formula="of:=SUM([.B2:.B24])" table:style-name="ce5">
            <text:p>211362</text:p>
          </table:table-cell>
          <table:table-cell office:value-type="float" office:value="17260" table:formula="of:=SUM([.C2:.C24])" table:style-name="ce5">
            <text:p>17260</text:p>
          </table:table-cell>
          <table:table-cell office:value-type="string" table:style-name="ce7">
            <text:p>Sum of Pageviews OR Click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Wed, Nov 5</text:p>
          </table:table-cell>
          <table:table-cell office:value-type="float" office:value="9633" table:style-name="ce3">
            <text:p>9633</text:p>
          </table:table-cell>
          <table:table-cell office:value-type="float" office:value="808" table:style-name="ce3">
            <text:p>808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1">
          <table:table-cell office:value-type="string" table:style-name="ce2">
            <text:p>Thu, Nov 6</text:p>
          </table:table-cell>
          <table:table-cell office:value-type="float" office:value="9842" table:style-name="ce3">
            <text:p>9842</text:p>
          </table:table-cell>
          <table:table-cell office:value-type="float" office:value="831" table:style-name="ce3">
            <text:p>83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1">
          <table:table-cell office:value-type="string" table:style-name="ce2">
            <text:p>Fri, Nov 7</text:p>
          </table:table-cell>
          <table:table-cell office:value-type="float" office:value="9272" table:style-name="ce3">
            <text:p>9272</text:p>
          </table:table-cell>
          <table:table-cell office:value-type="float" office:value="767" table:style-name="ce3">
            <text:p>767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1">
          <table:table-cell office:value-type="string" table:style-name="ce2">
            <text:p>Sat, Nov 8</text:p>
          </table:table-cell>
          <table:table-cell office:value-type="float" office:value="8969" table:style-name="ce3">
            <text:p>8969</text:p>
          </table:table-cell>
          <table:table-cell office:value-type="float" office:value="760" table:style-name="ce3">
            <text:p>760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1">
          <table:table-cell office:value-type="string" table:style-name="ce2">
            <text:p>Sun, Nov 9</text:p>
          </table:table-cell>
          <table:table-cell office:value-type="float" office:value="9697" table:style-name="ce3">
            <text:p>9697</text:p>
          </table:table-cell>
          <table:table-cell office:value-type="float" office:value="850" table:style-name="ce3">
            <text:p>850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1">
          <table:table-cell office:value-type="string" table:style-name="ce2">
            <text:p>Mon, Nov 10</text:p>
          </table:table-cell>
          <table:table-cell office:value-type="float" office:value="10445" table:style-name="ce3">
            <text:p>10445</text:p>
          </table:table-cell>
          <table:table-cell office:value-type="float" office:value="851" table:style-name="ce3">
            <text:p>851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1">
          <table:table-cell office:value-type="string" table:style-name="ce2">
            <text:p>Tue, Nov 11</text:p>
          </table:table-cell>
          <table:table-cell office:value-type="float" office:value="9931" table:style-name="ce3">
            <text:p>9931</text:p>
          </table:table-cell>
          <table:table-cell office:value-type="float" office:value="831" table:style-name="ce3">
            <text:p>831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2">
            <text:p>Wed, Nov 12</text:p>
          </table:table-cell>
          <table:table-cell office:value-type="float" office:value="10042" table:style-name="ce3">
            <text:p>10042</text:p>
          </table:table-cell>
          <table:table-cell office:value-type="float" office:value="802" table:style-name="ce3">
            <text:p>802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2">
            <text:p>Thu, Nov 13</text:p>
          </table:table-cell>
          <table:table-cell office:value-type="float" office:value="9721" table:style-name="ce3">
            <text:p>9721</text:p>
          </table:table-cell>
          <table:table-cell office:value-type="float" office:value="829" table:style-name="ce3">
            <text:p>829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2">
            <text:p>Fri, Nov 14</text:p>
          </table:table-cell>
          <table:table-cell office:value-type="float" office:value="9304" table:style-name="ce3">
            <text:p>9304</text:p>
          </table:table-cell>
          <table:table-cell office:value-type="float" office:value="770" table:style-name="ce3">
            <text:p>770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2">
            <text:p>Sat, Nov 15</text:p>
          </table:table-cell>
          <table:table-cell office:value-type="float" office:value="8668" table:style-name="ce3">
            <text:p>8668</text:p>
          </table:table-cell>
          <table:table-cell office:value-type="float" office:value="724" table:style-name="ce3">
            <text:p>724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2">
            <text:p>Sun, Nov 16</text:p>
          </table:table-cell>
          <table:table-cell office:value-type="float" office:value="8988" table:style-name="ce3">
            <text:p>8988</text:p>
          </table:table-cell>
          <table:table-cell office:value-type="float" office:value="710" table:style-name="ce3">
            <text:p>710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5">
            <text:p>Sum</text:p>
          </table:table-cell>
          <table:table-cell office:value-type="float" office:value="344660" table:formula="of:=SUM([.B2:.B38])" table:style-name="ce1">
            <text:p>344660</text:p>
          </table:table-cell>
          <table:table-cell office:value-type="float" office:value="28325" table:formula="of:=SUM([.C2:.C38])" table:style-name="ce1">
            <text:p>28325</text:p>
          </table:table-cell>
          <table:table-cell table:number-columns-repeated="16381" table:style-name="ce1"/>
        </table:table-row>
        <table:table-row table:number-rows-repeated="1048537" table:style-name="ro1">
          <table:table-cell table:number-columns-repeated="16384"/>
        </table:table-row>
      </table:table>
      <table:table table:name="Sanity_Check" table:style-name="ta1">
        <table:table-column table:style-name="co4" table:number-columns-repeated="16384" table:default-cell-style-name="ce1"/>
        <table:table-row table:style-name="ro2">
          <table:table-cell office:value-type="string" table:style-name="ce6">
            <text:p>Sanity Check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style-name="ce1"/>
          <table:table-cell office:value-type="string" table:style-name="ce7">
            <text:p>Pageviews(Cookies)</text:p>
          </table:table-cell>
          <table:table-cell table:number-columns-repeated="16382" table:style-name="ce1"/>
        </table:table-row>
        <table:table-row table:style-name="ro2">
          <table:table-cell table:number-columns-repeated="2" table:style-name="ce1"/>
          <table:table-cell office:value-type="string" table:style-name="ce6">
            <text:p>SD</text:p>
          </table:table-cell>
          <table:table-cell office:value-type="float" office:value="6.0184074029432473E-4" table:formula="of:=SQRT(0.5*0.5/([Control.B39]+[Experiment.B39]))" table:style-name="ce1">
            <text:p>0.000601841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office:value-type="string" table:style-name="ce6">
            <text:p>m</text:p>
          </table:table-cell>
          <table:table-cell office:value-type="float" office:value="1.1796078509768765E-3" table:formula="of:=1.96*[.D4]" table:style-name="ce1">
            <text:p>0.001179608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office:value-type="string" table:style-name="ce6">
            <text:p>CI</text:p>
          </table:table-cell>
          <table:table-cell office:value-type="float" office:value="0.49882039214902313" table:formula="of:=0.5-[.D5]" table:style-name="ce6">
            <text:p>0.498820392</text:p>
          </table:table-cell>
          <table:table-cell office:value-type="float" office:value="0.50117960785097693" table:formula="of:=0.5+[.D5]" table:style-name="ce1">
            <text:p>0.501179608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office:value-type="string" table:style-name="ce6">
            <text:p>Pcontrol</text:p>
          </table:table-cell>
          <table:table-cell office:value-type="float" office:value="0.50063966688061334" table:formula="of:=[Control.B39]/([Control.B39]+[Experiment.B39])" table:style-name="ce1">
            <text:p>0.500639667</text:p>
          </table:table-cell>
          <table:table-cell table:style-name="ce1"/>
          <table:table-cell office:value-type="string" table:style-name="ce6">
            <text:p>In CI</text:p>
          </table:table-cell>
          <table:table-cell office:value-type="string" table:style-name="ce6">
            <text:p>Pass</text:p>
          </table:table-cell>
          <table:table-cell table:number-columns-repeated="16377"/>
        </table:table-row>
        <table:table-row table:number-rows-repeated="7" table:style-name="ro2">
          <table:table-cell table:number-columns-repeated="16384"/>
        </table:table-row>
        <table:table-row table:style-name="ro3">
          <table:table-cell table:style-name="ce1"/>
          <table:table-cell office:value-type="string" table:style-name="ce7">
            <text:p>Clicks</text:p>
          </table:table-cell>
          <table:table-cell table:number-columns-repeated="16382" table:style-name="ce1"/>
        </table:table-row>
        <table:table-row table:style-name="ro2">
          <table:table-cell table:number-columns-repeated="2" table:style-name="ce1"/>
          <table:table-cell office:value-type="string" table:style-name="ce6">
            <text:p>SD</text:p>
          </table:table-cell>
          <table:table-cell office:value-type="float" office:value="2.0997470796992519E-3" table:formula="of:=SQRT(0.5*0.5/([Control.C39]+[Experiment.C39]))" table:style-name="ce1">
            <text:p>0.002099747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office:value-type="string" table:style-name="ce6">
            <text:p>m</text:p>
          </table:table-cell>
          <table:table-cell office:value-type="float" office:value="4.1155042762105335E-3" table:formula="of:=1.96*[.D16]" table:style-name="ce1">
            <text:p>0.004115504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office:value-type="string" table:style-name="ce6">
            <text:p>CI</text:p>
          </table:table-cell>
          <table:table-cell office:value-type="float" office:value="0.49588449572378945" table:formula="of:=0.5-[.D17]" table:style-name="ce1">
            <text:p>0.495884496</text:p>
          </table:table-cell>
          <table:table-cell office:value-type="float" office:value="0.50411550427621055" table:formula="of:=0.5+[.D17]" table:style-name="ce1">
            <text:p>0.504115504</text:p>
          </table:table-cell>
          <table:table-cell table:number-columns-repeated="16379" table:style-name="ce1"/>
        </table:table-row>
        <table:table-row table:style-name="ro2">
          <table:table-cell table:number-columns-repeated="2"/>
          <table:table-cell office:value-type="string" table:style-name="ce6">
            <text:p>Pcontrol</text:p>
          </table:table-cell>
          <table:table-cell office:value-type="float" office:value="0.50046734740666277" table:formula="of:=[Control.C39]/([Control.C39]+[Experiment.C39])" table:style-name="ce1">
            <text:p>0.500467347</text:p>
          </table:table-cell>
          <table:table-cell table:style-name="ce1"/>
          <table:table-cell office:value-type="string" table:style-name="ce6">
            <text:p>In CI</text:p>
          </table:table-cell>
          <table:table-cell office:value-type="string" table:style-name="ce6">
            <text:p>Pass</text:p>
          </table:table-cell>
          <table:table-cell table:number-columns-repeated="16377"/>
        </table:table-row>
        <table:table-row table:number-rows-repeated="1048557" table:style-name="ro2">
          <table:table-cell table:number-columns-repeated="16384"/>
        </table:table-row>
      </table:table>
      <table:table table:name="Evaluation_Metrics" table:style-name="ta1">
        <table:table-column table:style-name="co4" table:default-cell-style-name="ce1"/>
        <table:table-column table:style-name="co5" table:default-cell-style-name="ce1"/>
        <table:table-column table:style-name="co4" table:number-columns-repeated="16382" table:default-cell-style-name="ce1"/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office:value-type="string" table:style-name="ce6">
            <text:p>Can use analytical variance, since u of d&gt;u of a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style-name="ce1"/>
          <table:table-cell office:value-type="string" table:style-name="ce7">
            <text:p>Xcont</text:p>
          </table:table-cell>
          <table:table-cell office:value-type="string" table:style-name="ce7">
            <text:p>Ncont</text:p>
          </table:table-cell>
          <table:table-cell office:value-type="string" table:style-name="ce7">
            <text:p>Xexp</text:p>
          </table:table-cell>
          <table:table-cell office:value-type="string" table:style-name="ce7">
            <text:p>Nexp</text:p>
          </table:table-cell>
          <table:table-cell office:value-type="string" table:style-name="ce7">
            <text:p>Ppool</text:p>
          </table:table-cell>
          <table:table-cell office:value-type="string" table:style-name="ce7">
            <text:p>Sepool</text:p>
          </table:table-cell>
          <table:table-cell office:value-type="string" table:style-name="ce7">
            <text:p>d</text:p>
          </table:table-cell>
          <table:table-cell office:value-type="string" table:style-name="ce7">
            <text:p>CI-low</text:p>
          </table:table-cell>
          <table:table-cell office:value-type="string" table:style-name="ce7">
            <text:p>CI-high</text:p>
          </table:table-cell>
          <table:table-cell table:style-name="ce7"/>
          <table:table-cell office:value-type="string" table:style-name="ce7">
            <text:p>dmin</text:p>
          </table:table-cell>
          <table:table-cell office:value-type="string" table:style-name="ce7">
            <text:p>Stat Sig</text:p>
          </table:table-cell>
          <table:table-cell office:value-type="string" table:style-name="ce7">
            <text:p>Prac Sig</text:p>
          </table:table-cell>
          <table:table-cell table:number-columns-repeated="16369" table:style-name="ce1"/>
        </table:table-row>
        <table:table-row table:style-name="ro2">
          <table:table-cell/>
          <table:table-cell office:value-type="string" table:style-name="ce6">
            <text:p>Gross conversion</text:p>
          </table:table-cell>
          <table:table-cell office:value-type="float" office:value="3785" table:formula="of:=[Control.D25]" table:style-name="ce1">
            <text:p>3785</text:p>
          </table:table-cell>
          <table:table-cell office:value-type="float" office:value="17293" table:formula="of:=[Control.E26]" table:style-name="ce1">
            <text:p>17293</text:p>
          </table:table-cell>
          <table:table-cell office:value-type="float" office:value="3423" table:formula="of:=[Experiment.D25]" table:style-name="ce1">
            <text:p>3423</text:p>
          </table:table-cell>
          <table:table-cell office:value-type="float" office:value="17260" table:formula="of:=[Experiment.E26]" table:style-name="ce1">
            <text:p>17260</text:p>
          </table:table-cell>
          <table:table-cell office:value-type="float" office:value="0.20860706740369866" table:formula="of:=([.C6]+[.E6])/([.D6]+[.F6])" table:style-name="ce1">
            <text:p>0.208607067</text:p>
          </table:table-cell>
          <table:table-cell office:value-type="float" office:value="4.3716753852259364E-3" table:formula="of:=SQRT([.G6]*(1-[.G6])*(1/[.D6]+1/[.F6]))" table:style-name="ce1">
            <text:p>0.004371675</text:p>
          </table:table-cell>
          <table:table-cell office:value-type="float" office:value="-2.0554874580361565E-2" table:formula="of:=[.E6]/[.F6]-[.C6]/[.D6]" table:style-name="ce1">
            <text:p>-0.020554875</text:p>
          </table:table-cell>
          <table:table-cell office:value-type="float" office:value="-2.9123358335404401E-2" table:formula="of:=[.I6]-1.96*[.H6]" table:style-name="ce1">
            <text:p>-0.029123358</text:p>
          </table:table-cell>
          <table:table-cell office:value-type="float" office:value="-1.198639082531873E-2" table:formula="of:=[.I6]+1.96*[.H6]" table:style-name="ce1">
            <text:p>-0.011986391</text:p>
          </table:table-cell>
          <table:table-cell table:style-name="ce1"/>
          <table:table-cell office:value-type="float" office:value="0.01" table:style-name="ce1">
            <text:p>0.01</text:p>
          </table:table-cell>
          <table:table-cell office:value-type="string" table:style-name="ce6">
            <text:p>Y</text:p>
          </table:table-cell>
          <table:table-cell office:value-type="string" table:style-name="ce6">
            <text:p>Y</text:p>
          </table:table-cell>
          <table:table-cell office:value-type="string" table:style-name="ce6">
            <text:p>Although negative-&gt;no launch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6">
            <text:p>Retension</text:p>
          </table:table-cell>
          <table:table-cell office:value-type="float" office:value="2033" table:formula="of:=[Control.E25]" table:style-name="ce1">
            <text:p>2033</text:p>
          </table:table-cell>
          <table:table-cell office:value-type="float" office:value="3785" table:formula="of:=[Control.D25]" table:style-name="ce1">
            <text:p>3785</text:p>
          </table:table-cell>
          <table:table-cell office:value-type="float" office:value="1945" table:formula="of:=[Experiment.E25]" table:style-name="ce1">
            <text:p>1945</text:p>
          </table:table-cell>
          <table:table-cell office:value-type="float" office:value="3423" table:formula="of:=[Experiment.D25]" table:style-name="ce1">
            <text:p>3423</text:p>
          </table:table-cell>
          <table:table-cell office:value-type="float" office:value="0.55188679245283023" table:formula="of:=([.C7]+[.E7])/([.D7]+[.F7])" table:style-name="ce1">
            <text:p>0.551886792</text:p>
          </table:table-cell>
          <table:table-cell office:value-type="float" office:value="1.1729780091389183E-2" table:formula="of:=SQRT([.G7]*(1-[.G7])*(1/[.D7]+1/[.F7]))" table:style-name="ce1">
            <text:p>0.01172978</text:p>
          </table:table-cell>
          <table:table-cell office:value-type="float" office:value="3.1094804707142765E-2" table:formula="of:=[.E7]/[.F7]-[.C7]/[.D7]" table:style-name="ce1">
            <text:p>0.031094805</text:p>
          </table:table-cell>
          <table:table-cell office:value-type="float" office:value="8.1044357280199673E-3" table:formula="of:=[.I7]-1.96*[.H7]" table:style-name="ce1">
            <text:p>0.008104436</text:p>
          </table:table-cell>
          <table:table-cell office:value-type="float" office:value="5.4085173686265559E-2" table:formula="of:=[.I7]+1.96*[.H7]" table:style-name="ce1">
            <text:p>0.054085174</text:p>
          </table:table-cell>
          <table:table-cell table:style-name="ce1"/>
          <table:table-cell office:value-type="float" office:value="0.01" table:style-name="ce1">
            <text:p>0.01</text:p>
          </table:table-cell>
          <table:table-cell office:value-type="string" table:style-name="ce6">
            <text:p>Y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eed additional test for launching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6">
            <text:p>Net Conversion</text:p>
          </table:table-cell>
          <table:table-cell office:value-type="float" office:value="2033" table:formula="of:=[Control.E25]" table:style-name="ce1">
            <text:p>2033</text:p>
          </table:table-cell>
          <table:table-cell office:value-type="float" office:value="17293" table:formula="of:=[Control.E26]" table:style-name="ce1">
            <text:p>17293</text:p>
          </table:table-cell>
          <table:table-cell office:value-type="float" office:value="1945" table:formula="of:=[Experiment.E25]" table:style-name="ce1">
            <text:p>1945</text:p>
          </table:table-cell>
          <table:table-cell office:value-type="float" office:value="17260" table:formula="of:=[Experiment.E26]" table:style-name="ce1">
            <text:p>17260</text:p>
          </table:table-cell>
          <table:table-cell office:value-type="float" office:value="0.11512748531241861" table:formula="of:=([.C8]+[.E8])/([.D8]+[.F8])" table:style-name="ce1">
            <text:p>0.115127485</text:p>
          </table:table-cell>
          <table:table-cell office:value-type="float" office:value="3.4341335129324238E-3" table:formula="of:=SQRT([.G8]*(1-[.G8])*(1/[.D8]+1/[.F8]))" table:style-name="ce1">
            <text:p>0.003434134</text:p>
          </table:table-cell>
          <table:table-cell office:value-type="float" office:value="-4.8737226745441675E-3" table:formula="of:=[.E8]/[.F8]-[.C8]/[.D8]" table:style-name="ce1">
            <text:p>-0.004873723</text:p>
          </table:table-cell>
          <table:table-cell office:value-type="float" office:value="-1.1604624359891718E-2" table:formula="of:=[.I8]-1.96*[.H8]" table:style-name="ce1">
            <text:p>-0.011604624</text:p>
          </table:table-cell>
          <table:table-cell office:value-type="float" office:value="1.857179010803383E-3" table:formula="of:=[.I8]+1.96*[.H8]" table:style-name="ce1">
            <text:p>0.001857179</text:p>
          </table:table-cell>
          <table:table-cell table:style-name="ce1"/>
          <table:table-cell office:value-type="float" office:value="7.4999999999999997E-3" table:style-name="ce1">
            <text:p>0.0075</text:p>
          </table:table-cell>
          <table:table-cell office:value-type="string" table:style-name="ce6">
            <text:p>N</text:p>
          </table:table-cell>
          <table:table-cell office:value-type="string" table:style-name="ce6">
            <text:p>N</text:p>
          </table:table-cell>
          <table:table-cell table:number-columns-repeated="16369" table:style-name="ce1"/>
        </table:table-row>
        <table:table-row table:number-rows-repeated="1048568" table:style-name="ro2">
          <table:table-cell table:number-columns-repeated="16384"/>
        </table:table-row>
      </table:table>
      <table:table table:name="Sign_Tests" table:style-name="ta1"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4" table:number-columns-repeated="16368" table:default-cell-style-name="ce1"/>
        <table:table-row table:style-name="ro3">
          <table:table-cell/>
          <table:table-cell office:value-type="string" table:style-name="ce10">
            <text:p>Control</text:p>
          </table:table-cell>
          <table:table-cell office:value-type="string" table:style-name="ce7">
            <text:p>Gross Conversion</text:p>
          </table:table-cell>
          <table:table-cell office:value-type="string" table:style-name="ce7">
            <text:p>Retention</text:p>
          </table:table-cell>
          <table:table-cell office:value-type="string" table:style-name="ce7">
            <text:p>Net Conversion</text:p>
          </table:table-cell>
          <table:table-cell table:style-name="ce1"/>
          <table:table-cell office:value-type="string" table:style-name="ce10">
            <text:p>Experiment</text:p>
          </table:table-cell>
          <table:table-cell office:value-type="string" table:style-name="ce7">
            <text:p>Gross Conversion</text:p>
          </table:table-cell>
          <table:table-cell office:value-type="string" table:style-name="ce7">
            <text:p>Retention</text:p>
          </table:table-cell>
          <table:table-cell office:value-type="string" table:style-name="ce7">
            <text:p>Net Conversion</text:p>
          </table:table-cell>
          <table:table-cell table:number-columns-repeated="2" table:style-name="ce1"/>
          <table:table-cell office:value-type="string" table:style-name="ce10">
            <text:p>Daily Check</text:p>
          </table:table-cell>
          <table:table-cell office:value-type="string" table:style-name="ce7">
            <text:p>Gross Conversion</text:p>
          </table:table-cell>
          <table:table-cell office:value-type="string" table:style-name="ce7">
            <text:p>Retention</text:p>
          </table:table-cell>
          <table:table-cell office:value-type="string" table:style-name="ce7">
            <text:p>Net Conversion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office:value-type="float" office:value="0.1950509461426492" table:style-name="ce1">
            <text:p>0.195050946</text:p>
          </table:table-cell>
          <table:table-cell office:value-type="float" office:value="0.52238805970149249" table:style-name="ce1">
            <text:p>0.52238806</text:p>
          </table:table-cell>
          <table:table-cell office:value-type="float" office:value="0.10189228529839883" table:style-name="ce1">
            <text:p>0.101892285</text:p>
          </table:table-cell>
          <table:table-cell table:number-columns-repeated="2" table:style-name="ce1"/>
          <table:table-cell office:value-type="float" office:value="0.15306122448979592" table:style-name="ce1">
            <text:p>0.153061224</text:p>
          </table:table-cell>
          <table:table-cell office:value-type="float" office:value="0.32380952380952382" table:style-name="ce1">
            <text:p>0.323809524</text:p>
          </table:table-cell>
          <table:table-cell office:value-type="float" office:value="4.9562682215743441E-2" table:style-name="ce1">
            <text:p>0.049562682</text:p>
          </table:table-cell>
          <table:table-cell table:number-columns-repeated="3" table:style-name="ce1"/>
          <table:table-cell office:value-type="float" office:value="1" table:formula="of:=IF([.C2]&gt;[.H2];1;0)" table:style-name="ce1">
            <text:p>1</text:p>
          </table:table-cell>
          <table:table-cell office:value-type="float" office:value="1" table:formula="of:=IF([.D2]&gt;[.I2];1;0)" table:style-name="ce1">
            <text:p>1</text:p>
          </table:table-cell>
          <table:table-cell office:value-type="float" office:value="1" table:formula="of:=IF([.E2]&gt;[.J2];1;0)" table:style-name="ce1">
            <text:p>1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office:value-type="float" office:value="0.18870346598202825" table:style-name="ce1">
            <text:p>0.188703466</text:p>
          </table:table-cell>
          <table:table-cell office:value-type="float" office:value="0.47619047619047616" table:style-name="ce1">
            <text:p>0.476190476</text:p>
          </table:table-cell>
          <table:table-cell office:value-type="float" office:value="8.9858793324775352E-2" table:style-name="ce1">
            <text:p>0.089858793</text:p>
          </table:table-cell>
          <table:table-cell table:number-columns-repeated="2" table:style-name="ce1"/>
          <table:table-cell office:value-type="float" office:value="0.14777070063694267" table:style-name="ce1">
            <text:p>0.147770701</text:p>
          </table:table-cell>
          <table:table-cell office:value-type="float" office:value="0.78448275862068961" table:style-name="ce1">
            <text:p>0.784482759</text:p>
          </table:table-cell>
          <table:table-cell office:value-type="float" office:value="0.11592356687898089" table:style-name="ce1">
            <text:p>0.115923567</text:p>
          </table:table-cell>
          <table:table-cell table:number-columns-repeated="3" table:style-name="ce1"/>
          <table:table-cell office:value-type="float" office:value="1" table:formula="of:=IF([.C3]&gt;[.H3];1;0)" table:style-name="ce1">
            <text:p>1</text:p>
          </table:table-cell>
          <table:table-cell office:value-type="float" office:value="0" table:formula="of:=IF([.D3]&gt;[.I3];1;0)" table:style-name="ce1">
            <text:p>0</text:p>
          </table:table-cell>
          <table:table-cell office:value-type="float" office:value="0" table:formula="of:=IF([.E3]&gt;[.J3];1;0)" table:style-name="ce1">
            <text:p>0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office:value-type="float" office:value="0.18371837183718373" table:style-name="ce1">
            <text:p>0.183718372</text:p>
          </table:table-cell>
          <table:table-cell office:value-type="float" office:value="0.56886227544910184" table:style-name="ce1">
            <text:p>0.568862275</text:p>
          </table:table-cell>
          <table:table-cell office:value-type="float" office:value="0.10451045104510451" table:style-name="ce1">
            <text:p>0.104510451</text:p>
          </table:table-cell>
          <table:table-cell table:number-columns-repeated="2" table:style-name="ce1"/>
          <table:table-cell office:value-type="float" office:value="0.16402714932126697" table:style-name="ce1">
            <text:p>0.164027149</text:p>
          </table:table-cell>
          <table:table-cell office:value-type="float" office:value="0.54482758620689653" table:style-name="ce1">
            <text:p>0.544827586</text:p>
          </table:table-cell>
          <table:table-cell office:value-type="float" office:value="8.9366515837104074E-2" table:style-name="ce1">
            <text:p>0.089366516</text:p>
          </table:table-cell>
          <table:table-cell table:number-columns-repeated="3" table:style-name="ce1"/>
          <table:table-cell office:value-type="float" office:value="1" table:formula="of:=IF([.C4]&gt;[.H4];1;0)" table:style-name="ce1">
            <text:p>1</text:p>
          </table:table-cell>
          <table:table-cell office:value-type="float" office:value="1" table:formula="of:=IF([.D4]&gt;[.I4];1;0)" table:style-name="ce1">
            <text:p>1</text:p>
          </table:table-cell>
          <table:table-cell office:value-type="float" office:value="1" table:formula="of:=IF([.E4]&gt;[.J4];1;0)" table:style-name="ce1">
            <text:p>1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office:value-type="float" office:value="0.18660287081339713" table:style-name="ce1">
            <text:p>0.186602871</text:p>
          </table:table-cell>
          <table:table-cell office:value-type="float" office:value="0.67307692307692313" table:style-name="ce1">
            <text:p>0.673076923</text:p>
          </table:table-cell>
          <table:table-cell office:value-type="float" office:value="0.1255980861244019" table:style-name="ce1">
            <text:p>0.125598086</text:p>
          </table:table-cell>
          <table:table-cell table:number-columns-repeated="2" table:style-name="ce1"/>
          <table:table-cell office:value-type="float" office:value="0.16686819830713423" table:style-name="ce1">
            <text:p>0.166868198</text:p>
          </table:table-cell>
          <table:table-cell office:value-type="float" office:value="0.66666666666666663" table:style-name="ce1">
            <text:p>0.666666667</text:p>
          </table:table-cell>
          <table:table-cell office:value-type="float" office:value="0.11124546553808948" table:style-name="ce1">
            <text:p>0.111245466</text:p>
          </table:table-cell>
          <table:table-cell table:number-columns-repeated="3" table:style-name="ce1"/>
          <table:table-cell office:value-type="float" office:value="1" table:formula="of:=IF([.C5]&gt;[.H5];1;0)" table:style-name="ce1">
            <text:p>1</text:p>
          </table:table-cell>
          <table:table-cell office:value-type="float" office:value="1" table:formula="of:=IF([.D5]&gt;[.I5];1;0)" table:style-name="ce1">
            <text:p>1</text:p>
          </table:table-cell>
          <table:table-cell office:value-type="float" office:value="1" table:formula="of:=IF([.E5]&gt;[.J5];1;0)" table:style-name="ce1">
            <text:p>1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office:value-type="float" office:value="0.19474313022700118" table:style-name="ce1">
            <text:p>0.19474313</text:p>
          </table:table-cell>
          <table:table-cell office:value-type="float" office:value="0.39263803680981596" table:style-name="ce1">
            <text:p>0.392638037</text:p>
          </table:table-cell>
          <table:table-cell office:value-type="float" office:value="7.6463560334528072E-2" table:style-name="ce1">
            <text:p>0.07646356</text:p>
          </table:table-cell>
          <table:table-cell table:number-columns-repeated="2" table:style-name="ce1"/>
          <table:table-cell office:value-type="float" office:value="0.16826923076923078" table:style-name="ce1">
            <text:p>0.168269231</text:p>
          </table:table-cell>
          <table:table-cell office:value-type="float" office:value="0.67142857142857137" table:style-name="ce1">
            <text:p>0.671428571</text:p>
          </table:table-cell>
          <table:table-cell office:value-type="float" office:value="0.11298076923076923" table:style-name="ce1">
            <text:p>0.112980769</text:p>
          </table:table-cell>
          <table:table-cell table:number-columns-repeated="3" table:style-name="ce1"/>
          <table:table-cell office:value-type="float" office:value="1" table:formula="of:=IF([.C6]&gt;[.H6];1;0)" table:style-name="ce1">
            <text:p>1</text:p>
          </table:table-cell>
          <table:table-cell office:value-type="float" office:value="0" table:formula="of:=IF([.D6]&gt;[.I6];1;0)" table:style-name="ce1">
            <text:p>0</text:p>
          </table:table-cell>
          <table:table-cell office:value-type="float" office:value="0" table:formula="of:=IF([.E6]&gt;[.J6];1;0)" table:style-name="ce1">
            <text:p>0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office:value-type="float" office:value="0.16767922235722965" table:style-name="ce1">
            <text:p>0.167679222</text:p>
          </table:table-cell>
          <table:table-cell office:value-type="float" office:value="0.59420289855072461" table:style-name="ce1">
            <text:p>0.594202899</text:p>
          </table:table-cell>
          <table:table-cell office:value-type="float" office:value="9.9635479951397321E-2" table:style-name="ce1">
            <text:p>0.09963548</text:p>
          </table:table-cell>
          <table:table-cell table:number-columns-repeated="2" table:style-name="ce1"/>
          <table:table-cell office:value-type="float" office:value="0.16370558375634517" table:style-name="ce1">
            <text:p>0.163705584</text:p>
          </table:table-cell>
          <table:table-cell office:value-type="float" office:value="0.47286821705426357" table:style-name="ce1">
            <text:p>0.472868217</text:p>
          </table:table-cell>
          <table:table-cell office:value-type="float" office:value="7.7411167512690351E-2" table:style-name="ce1">
            <text:p>0.077411168</text:p>
          </table:table-cell>
          <table:table-cell table:number-columns-repeated="3" table:style-name="ce1"/>
          <table:table-cell office:value-type="float" office:value="1" table:formula="of:=IF([.C7]&gt;[.H7];1;0)" table:style-name="ce1">
            <text:p>1</text:p>
          </table:table-cell>
          <table:table-cell office:value-type="float" office:value="1" table:formula="of:=IF([.D7]&gt;[.I7];1;0)" table:style-name="ce1">
            <text:p>1</text:p>
          </table:table-cell>
          <table:table-cell office:value-type="float" office:value="1" table:formula="of:=IF([.E7]&gt;[.J7];1;0)" table:style-name="ce1">
            <text:p>1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office:value-type="float" office:value="0.19518716577540107" table:style-name="ce1">
            <text:p>0.195187166</text:p>
          </table:table-cell>
          <table:table-cell office:value-type="float" office:value="0.52054794520547942" table:style-name="ce1">
            <text:p>0.520547945</text:p>
          </table:table-cell>
          <table:table-cell office:value-type="float" office:value="0.10160427807486631" table:style-name="ce1">
            <text:p>0.101604278</text:p>
          </table:table-cell>
          <table:table-cell table:number-columns-repeated="2" table:style-name="ce1"/>
          <table:table-cell office:value-type="float" office:value="0.16282051282051282" table:style-name="ce1">
            <text:p>0.162820513</text:p>
          </table:table-cell>
          <table:table-cell office:value-type="float" office:value="0.34645669291338582" table:style-name="ce1">
            <text:p>0.346456693</text:p>
          </table:table-cell>
          <table:table-cell office:value-type="float" office:value="5.6410256410256411E-2" table:style-name="ce1">
            <text:p>0.056410256</text:p>
          </table:table-cell>
          <table:table-cell table:number-columns-repeated="3" table:style-name="ce1"/>
          <table:table-cell office:value-type="float" office:value="1" table:formula="of:=IF([.C8]&gt;[.H8];1;0)" table:style-name="ce1">
            <text:p>1</text:p>
          </table:table-cell>
          <table:table-cell office:value-type="float" office:value="1" table:formula="of:=IF([.D8]&gt;[.I8];1;0)" table:style-name="ce1">
            <text:p>1</text:p>
          </table:table-cell>
          <table:table-cell office:value-type="float" office:value="1" table:formula="of:=IF([.E8]&gt;[.J8];1;0)" table:style-name="ce1">
            <text:p>1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office:value-type="float" office:value="0.17405063291139242" table:style-name="ce1">
            <text:p>0.174050633</text:p>
          </table:table-cell>
          <table:table-cell office:value-type="float" office:value="0.63636363636363635" table:style-name="ce1">
            <text:p>0.636363636</text:p>
          </table:table-cell>
          <table:table-cell office:value-type="float" office:value="0.11075949367088607" table:style-name="ce1">
            <text:p>0.110759494</text:p>
          </table:table-cell>
          <table:table-cell table:number-columns-repeated="2" table:style-name="ce1"/>
          <table:table-cell office:value-type="float" office:value="0.14417177914110429" table:style-name="ce1">
            <text:p>0.144171779</text:p>
          </table:table-cell>
          <table:table-cell office:value-type="float" office:value="0.65957446808510634" table:style-name="ce1">
            <text:p>0.659574468</text:p>
          </table:table-cell>
          <table:table-cell office:value-type="float" office:value="9.5092024539877307E-2" table:style-name="ce1">
            <text:p>0.095092025</text:p>
          </table:table-cell>
          <table:table-cell table:number-columns-repeated="3" table:style-name="ce1"/>
          <table:table-cell office:value-type="float" office:value="1" table:formula="of:=IF([.C9]&gt;[.H9];1;0)" table:style-name="ce1">
            <text:p>1</text:p>
          </table:table-cell>
          <table:table-cell office:value-type="float" office:value="0" table:formula="of:=IF([.D9]&gt;[.I9];1;0)" table:style-name="ce1">
            <text:p>0</text:p>
          </table:table-cell>
          <table:table-cell office:value-type="float" office:value="1" table:formula="of:=IF([.E9]&gt;[.J9];1;0)" table:style-name="ce1">
            <text:p>1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office:value-type="float" office:value="0.18958031837916064" table:style-name="ce1">
            <text:p>0.189580318</text:p>
          </table:table-cell>
          <table:table-cell office:value-type="float" office:value="0.4580152671755725" table:style-name="ce1">
            <text:p>0.458015267</text:p>
          </table:table-cell>
          <table:table-cell office:value-type="float" office:value="8.6830680173661356E-2" table:style-name="ce1">
            <text:p>0.08683068</text:p>
          </table:table-cell>
          <table:table-cell table:number-columns-repeated="2" table:style-name="ce1"/>
          <table:table-cell office:value-type="float" office:value="0.17216642754662842" table:style-name="ce1">
            <text:p>0.172166428</text:p>
          </table:table-cell>
          <table:table-cell office:value-type="float" office:value="0.64166666666666672" table:style-name="ce1">
            <text:p>0.641666667</text:p>
          </table:table-cell>
          <table:table-cell office:value-type="float" office:value="0.11047345767575323" table:style-name="ce1">
            <text:p>0.110473458</text:p>
          </table:table-cell>
          <table:table-cell table:number-columns-repeated="3" table:style-name="ce1"/>
          <table:table-cell office:value-type="float" office:value="1" table:formula="of:=IF([.C10]&gt;[.H10];1;0)" table:style-name="ce1">
            <text:p>1</text:p>
          </table:table-cell>
          <table:table-cell office:value-type="float" office:value="0" table:formula="of:=IF([.D10]&gt;[.I10];1;0)" table:style-name="ce1">
            <text:p>0</text:p>
          </table:table-cell>
          <table:table-cell office:value-type="float" office:value="0" table:formula="of:=IF([.E10]&gt;[.J10];1;0)" table:style-name="ce1">
            <text:p>0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office:value-type="float" office:value="0.19163763066202091" table:style-name="ce1">
            <text:p>0.191637631</text:p>
          </table:table-cell>
          <table:table-cell office:value-type="float" office:value="0.58787878787878789" table:style-name="ce1">
            <text:p>0.587878788</text:p>
          </table:table-cell>
          <table:table-cell office:value-type="float" office:value="0.11265969802555169" table:style-name="ce1">
            <text:p>0.112659698</text:p>
          </table:table-cell>
          <table:table-cell table:number-columns-repeated="2" table:style-name="ce1"/>
          <table:table-cell office:value-type="float" office:value="0.17790697674418604" table:style-name="ce1">
            <text:p>0.177906977</text:p>
          </table:table-cell>
          <table:table-cell office:value-type="float" office:value="0.64052287581699341" table:style-name="ce1">
            <text:p>0.640522876</text:p>
          </table:table-cell>
          <table:table-cell office:value-type="float" office:value="0.11395348837209303" table:style-name="ce1">
            <text:p>0.113953488</text:p>
          </table:table-cell>
          <table:table-cell table:number-columns-repeated="3" table:style-name="ce1"/>
          <table:table-cell office:value-type="float" office:value="1" table:formula="of:=IF([.C11]&gt;[.H11];1;0)" table:style-name="ce1">
            <text:p>1</text:p>
          </table:table-cell>
          <table:table-cell office:value-type="float" office:value="0" table:formula="of:=IF([.D11]&gt;[.I11];1;0)" table:style-name="ce1">
            <text:p>0</text:p>
          </table:table-cell>
          <table:table-cell office:value-type="float" office:value="0" table:formula="of:=IF([.E11]&gt;[.J11];1;0)" table:style-name="ce1">
            <text:p>0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office:value-type="float" office:value="0.22606689734717417" table:style-name="ce1">
            <text:p>0.226066897</text:p>
          </table:table-cell>
          <table:table-cell office:value-type="float" office:value="0.5357142857142857" table:style-name="ce1">
            <text:p>0.535714286</text:p>
          </table:table-cell>
          <table:table-cell office:value-type="float" office:value="0.12110726643598616" table:style-name="ce1">
            <text:p>0.121107266</text:p>
          </table:table-cell>
          <table:table-cell table:number-columns-repeated="2" table:style-name="ce1"/>
          <table:table-cell office:value-type="float" office:value="0.16550925925925927" table:style-name="ce1">
            <text:p>0.165509259</text:p>
          </table:table-cell>
          <table:table-cell office:value-type="float" office:value="0.49650349650349651" table:style-name="ce1">
            <text:p>0.496503497</text:p>
          </table:table-cell>
          <table:table-cell office:value-type="float" office:value="8.217592592592593E-2" table:style-name="ce1">
            <text:p>0.082175926</text:p>
          </table:table-cell>
          <table:table-cell table:number-columns-repeated="3" table:style-name="ce1"/>
          <table:table-cell office:value-type="float" office:value="1" table:formula="of:=IF([.C12]&gt;[.H12];1;0)" table:style-name="ce1">
            <text:p>1</text:p>
          </table:table-cell>
          <table:table-cell office:value-type="float" office:value="1" table:formula="of:=IF([.D12]&gt;[.I12];1;0)" table:style-name="ce1">
            <text:p>1</text:p>
          </table:table-cell>
          <table:table-cell office:value-type="float" office:value="1" table:formula="of:=IF([.E12]&gt;[.J12];1;0)" table:style-name="ce1">
            <text:p>1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office:value-type="float" office:value="0.19331742243436753" table:style-name="ce1">
            <text:p>0.193317422</text:p>
          </table:table-cell>
          <table:table-cell office:value-type="float" office:value="0.5679012345679012" table:style-name="ce1">
            <text:p>0.567901235</text:p>
          </table:table-cell>
          <table:table-cell office:value-type="float" office:value="0.10978520286396182" table:style-name="ce1">
            <text:p>0.109785203</text:p>
          </table:table-cell>
          <table:table-cell table:number-columns-repeated="2" table:style-name="ce1"/>
          <table:table-cell office:value-type="float" office:value="0.15980024968789014" table:style-name="ce1">
            <text:p>0.15980025</text:p>
          </table:table-cell>
          <table:table-cell office:value-type="float" office:value="0.546875" table:style-name="ce1">
            <text:p>0.546875</text:p>
          </table:table-cell>
          <table:table-cell office:value-type="float" office:value="8.7390761548064924E-2" table:style-name="ce1">
            <text:p>0.087390762</text:p>
          </table:table-cell>
          <table:table-cell table:number-columns-repeated="3" table:style-name="ce1"/>
          <table:table-cell office:value-type="float" office:value="1" table:formula="of:=IF([.C13]&gt;[.H13];1;0)" table:style-name="ce1">
            <text:p>1</text:p>
          </table:table-cell>
          <table:table-cell office:value-type="float" office:value="1" table:formula="of:=IF([.D13]&gt;[.I13];1;0)" table:style-name="ce1">
            <text:p>1</text:p>
          </table:table-cell>
          <table:table-cell office:value-type="float" office:value="1" table:formula="of:=IF([.E13]&gt;[.J13];1;0)" table:style-name="ce1">
            <text:p>1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office:value-type="float" office:value="0.19097744360902255" table:style-name="ce1">
            <text:p>0.190977444</text:p>
          </table:table-cell>
          <table:table-cell office:value-type="float" office:value="0.44094488188976377" table:style-name="ce1">
            <text:p>0.440944882</text:p>
          </table:table-cell>
          <table:table-cell office:value-type="float" office:value="8.4210526315789472E-2" table:style-name="ce1">
            <text:p>0.084210526</text:p>
          </table:table-cell>
          <table:table-cell table:number-columns-repeated="2" table:style-name="ce1"/>
          <table:table-cell office:value-type="float" office:value="0.19003115264797507" table:style-name="ce1">
            <text:p>0.190031153</text:p>
          </table:table-cell>
          <table:table-cell office:value-type="float" office:value="0.55737704918032782" table:style-name="ce1">
            <text:p>0.557377049</text:p>
          </table:table-cell>
          <table:table-cell office:value-type="float" office:value="0.1059190031152648" table:style-name="ce1">
            <text:p>0.105919003</text:p>
          </table:table-cell>
          <table:table-cell table:number-columns-repeated="3" table:style-name="ce1"/>
          <table:table-cell office:value-type="float" office:value="1" table:formula="of:=IF([.C14]&gt;[.H14];1;0)" table:style-name="ce1">
            <text:p>1</text:p>
          </table:table-cell>
          <table:table-cell office:value-type="float" office:value="0" table:formula="of:=IF([.D14]&gt;[.I14];1;0)" table:style-name="ce1">
            <text:p>0</text:p>
          </table:table-cell>
          <table:table-cell office:value-type="float" office:value="0" table:formula="of:=IF([.E14]&gt;[.J14];1;0)" table:style-name="ce1">
            <text:p>0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office:value-type="float" office:value="0.32689450222882616" table:style-name="ce1">
            <text:p>0.326894502</text:p>
          </table:table-cell>
          <table:table-cell office:value-type="float" office:value="0.55454545454545456" table:style-name="ce1">
            <text:p>0.554545455</text:p>
          </table:table-cell>
          <table:table-cell office:value-type="float" office:value="0.1812778603268945" table:style-name="ce1">
            <text:p>0.18127786</text:p>
          </table:table-cell>
          <table:table-cell table:number-columns-repeated="2" table:style-name="ce1"/>
          <table:table-cell office:value-type="float" office:value="0.27833572453371591" table:style-name="ce1">
            <text:p>0.278335725</text:p>
          </table:table-cell>
          <table:table-cell office:value-type="float" office:value="0.4845360824742268" table:style-name="ce1">
            <text:p>0.484536082</text:p>
          </table:table-cell>
          <table:table-cell office:value-type="float" office:value="0.13486370157819225" table:style-name="ce1">
            <text:p>0.134863702</text:p>
          </table:table-cell>
          <table:table-cell table:number-columns-repeated="3" table:style-name="ce1"/>
          <table:table-cell office:value-type="float" office:value="1" table:formula="of:=IF([.C15]&gt;[.H15];1;0)" table:style-name="ce1">
            <text:p>1</text:p>
          </table:table-cell>
          <table:table-cell office:value-type="float" office:value="1" table:formula="of:=IF([.D15]&gt;[.I15];1;0)" table:style-name="ce1">
            <text:p>1</text:p>
          </table:table-cell>
          <table:table-cell office:value-type="float" office:value="1" table:formula="of:=IF([.E15]&gt;[.J15];1;0)" table:style-name="ce1">
            <text:p>1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office:value-type="float" office:value="0.25470332850940663" table:style-name="ce1">
            <text:p>0.254703329</text:p>
          </table:table-cell>
          <table:table-cell office:value-type="float" office:value="0.72727272727272729" table:style-name="ce1">
            <text:p>0.727272727</text:p>
          </table:table-cell>
          <table:table-cell office:value-type="float" office:value="0.18523878437047755" table:style-name="ce1">
            <text:p>0.185238784</text:p>
          </table:table-cell>
          <table:table-cell table:number-columns-repeated="2" table:style-name="ce1"/>
          <table:table-cell office:value-type="float" office:value="0.18983557548579971" table:style-name="ce1">
            <text:p>0.189835575</text:p>
          </table:table-cell>
          <table:table-cell office:value-type="float" office:value="0.63779527559055116" table:style-name="ce1">
            <text:p>0.637795276</text:p>
          </table:table-cell>
          <table:table-cell office:value-type="float" office:value="0.1210762331838565" table:style-name="ce1">
            <text:p>0.121076233</text:p>
          </table:table-cell>
          <table:table-cell table:number-columns-repeated="3" table:style-name="ce1"/>
          <table:table-cell office:value-type="float" office:value="1" table:formula="of:=IF([.C16]&gt;[.H16];1;0)" table:style-name="ce1">
            <text:p>1</text:p>
          </table:table-cell>
          <table:table-cell office:value-type="float" office:value="1" table:formula="of:=IF([.D16]&gt;[.I16];1;0)" table:style-name="ce1">
            <text:p>1</text:p>
          </table:table-cell>
          <table:table-cell office:value-type="float" office:value="1" table:formula="of:=IF([.E16]&gt;[.J16];1;0)" table:style-name="ce1">
            <text:p>1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office:value-type="float" office:value="0.22740112994350281" table:style-name="ce1">
            <text:p>0.22740113</text:p>
          </table:table-cell>
          <table:table-cell office:value-type="float" office:value="0.64596273291925466" table:style-name="ce1">
            <text:p>0.645962733</text:p>
          </table:table-cell>
          <table:table-cell office:value-type="float" office:value="0.14689265536723164" table:style-name="ce1">
            <text:p>0.146892655</text:p>
          </table:table-cell>
          <table:table-cell table:number-columns-repeated="2" table:style-name="ce1"/>
          <table:table-cell office:value-type="float" office:value="0.22077922077922077" table:style-name="ce1">
            <text:p>0.220779221</text:p>
          </table:table-cell>
          <table:table-cell office:value-type="float" office:value="0.66013071895424835" table:style-name="ce1">
            <text:p>0.660130719</text:p>
          </table:table-cell>
          <table:table-cell office:value-type="float" office:value="0.14574314574314573" table:style-name="ce1">
            <text:p>0.145743146</text:p>
          </table:table-cell>
          <table:table-cell table:number-columns-repeated="3" table:style-name="ce1"/>
          <table:table-cell office:value-type="float" office:value="1" table:formula="of:=IF([.C17]&gt;[.H17];1;0)" table:style-name="ce1">
            <text:p>1</text:p>
          </table:table-cell>
          <table:table-cell office:value-type="float" office:value="0" table:formula="of:=IF([.D17]&gt;[.I17];1;0)" table:style-name="ce1">
            <text:p>0</text:p>
          </table:table-cell>
          <table:table-cell office:value-type="float" office:value="1" table:formula="of:=IF([.E17]&gt;[.J17];1;0)" table:style-name="ce1">
            <text:p>1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office:value-type="float" office:value="0.30698287220026349" table:style-name="ce1">
            <text:p>0.306982872</text:p>
          </table:table-cell>
          <table:table-cell office:value-type="float" office:value="0.53218884120171672" table:style-name="ce1">
            <text:p>0.532188841</text:p>
          </table:table-cell>
          <table:table-cell office:value-type="float" office:value="0.16337285902503293" table:style-name="ce1">
            <text:p>0.163372859</text:p>
          </table:table-cell>
          <table:table-cell table:number-columns-repeated="2" table:style-name="ce1"/>
          <table:table-cell office:value-type="float" office:value="0.27626459143968873" table:style-name="ce1">
            <text:p>0.276264591</text:p>
          </table:table-cell>
          <table:table-cell office:value-type="float" office:value="0.55868544600938963" table:style-name="ce1">
            <text:p>0.558685446</text:p>
          </table:table-cell>
          <table:table-cell office:value-type="float" office:value="0.15434500648508431" table:style-name="ce1">
            <text:p>0.154345006</text:p>
          </table:table-cell>
          <table:table-cell table:number-columns-repeated="3" table:style-name="ce1"/>
          <table:table-cell office:value-type="float" office:value="1" table:formula="of:=IF([.C18]&gt;[.H18];1;0)" table:style-name="ce1">
            <text:p>1</text:p>
          </table:table-cell>
          <table:table-cell office:value-type="float" office:value="0" table:formula="of:=IF([.D18]&gt;[.I18];1;0)" table:style-name="ce1">
            <text:p>0</text:p>
          </table:table-cell>
          <table:table-cell office:value-type="float" office:value="1" table:formula="of:=IF([.E18]&gt;[.J18];1;0)" table:style-name="ce1">
            <text:p>1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office:value-type="float" office:value="0.20923913043478262" table:style-name="ce1">
            <text:p>0.20923913</text:p>
          </table:table-cell>
          <table:table-cell office:value-type="float" office:value="0.59090909090909094" table:style-name="ce1">
            <text:p>0.590909091</text:p>
          </table:table-cell>
          <table:table-cell office:value-type="float" office:value="0.12364130434782608" table:style-name="ce1">
            <text:p>0.123641304</text:p>
          </table:table-cell>
          <table:table-cell table:number-columns-repeated="2" table:style-name="ce1"/>
          <table:table-cell office:value-type="float" office:value="0.22010869565217392" table:style-name="ce1">
            <text:p>0.220108696</text:p>
          </table:table-cell>
          <table:table-cell office:value-type="float" office:value="0.7407407407407407" table:style-name="ce1">
            <text:p>0.740740741</text:p>
          </table:table-cell>
          <table:table-cell office:value-type="float" office:value="0.16304347826086957" table:style-name="ce1">
            <text:p>0.163043478</text:p>
          </table:table-cell>
          <table:table-cell table:number-columns-repeated="3" table:style-name="ce1"/>
          <table:table-cell office:value-type="float" office:value="0" table:formula="of:=IF([.C19]&gt;[.H19];1;0)" table:style-name="ce1">
            <text:p>0</text:p>
          </table:table-cell>
          <table:table-cell office:value-type="float" office:value="0" table:formula="of:=IF([.D19]&gt;[.I19];1;0)" table:style-name="ce1">
            <text:p>0</text:p>
          </table:table-cell>
          <table:table-cell office:value-type="float" office:value="0" table:formula="of:=IF([.E19]&gt;[.J19];1;0)" table:style-name="ce1">
            <text:p>0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office:value-type="float" office:value="0.26522327469553453" table:style-name="ce1">
            <text:p>0.265223275</text:p>
          </table:table-cell>
          <table:table-cell office:value-type="float" office:value="0.43877551020408162" table:style-name="ce1">
            <text:p>0.43877551</text:p>
          </table:table-cell>
          <table:table-cell office:value-type="float" office:value="0.11637347767253045" table:style-name="ce1">
            <text:p>0.116373478</text:p>
          </table:table-cell>
          <table:table-cell table:number-columns-repeated="2" table:style-name="ce1"/>
          <table:table-cell office:value-type="float" office:value="0.27647867950481431" table:style-name="ce1">
            <text:p>0.27647868</text:p>
          </table:table-cell>
          <table:table-cell office:value-type="float" office:value="0.47761194029850745" table:style-name="ce1">
            <text:p>0.47761194</text:p>
          </table:table-cell>
          <table:table-cell office:value-type="float" office:value="0.13204951856946354" table:style-name="ce1">
            <text:p>0.132049519</text:p>
          </table:table-cell>
          <table:table-cell table:number-columns-repeated="3" table:style-name="ce1"/>
          <table:table-cell office:value-type="float" office:value="0" table:formula="of:=IF([.C20]&gt;[.H20];1;0)" table:style-name="ce1">
            <text:p>0</text:p>
          </table:table-cell>
          <table:table-cell office:value-type="float" office:value="0" table:formula="of:=IF([.D20]&gt;[.I20];1;0)" table:style-name="ce1">
            <text:p>0</text:p>
          </table:table-cell>
          <table:table-cell office:value-type="float" office:value="0" table:formula="of:=IF([.E20]&gt;[.J20];1;0)" table:style-name="ce1">
            <text:p>0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office:value-type="float" office:value="0.22752043596730245" table:style-name="ce1">
            <text:p>0.227520436</text:p>
          </table:table-cell>
          <table:table-cell office:value-type="float" office:value="0.44910179640718562" table:style-name="ce1">
            <text:p>0.449101796</text:p>
          </table:table-cell>
          <table:table-cell office:value-type="float" office:value="0.10217983651226158" table:style-name="ce1">
            <text:p>0.102179837</text:p>
          </table:table-cell>
          <table:table-cell table:number-columns-repeated="2" table:style-name="ce1"/>
          <table:table-cell office:value-type="float" office:value="0.28434065934065933" table:style-name="ce1">
            <text:p>0.284340659</text:p>
          </table:table-cell>
          <table:table-cell office:value-type="float" office:value="0.32367149758454106" table:style-name="ce1">
            <text:p>0.323671498</text:p>
          </table:table-cell>
          <table:table-cell office:value-type="float" office:value="9.2032967032967039E-2" table:style-name="ce1">
            <text:p>0.092032967</text:p>
          </table:table-cell>
          <table:table-cell table:number-columns-repeated="3" table:style-name="ce1"/>
          <table:table-cell office:value-type="float" office:value="0" table:formula="of:=IF([.C21]&gt;[.H21];1;0)" table:style-name="ce1">
            <text:p>0</text:p>
          </table:table-cell>
          <table:table-cell office:value-type="float" office:value="1" table:formula="of:=IF([.D21]&gt;[.I21];1;0)" table:style-name="ce1">
            <text:p>1</text:p>
          </table:table-cell>
          <table:table-cell office:value-type="float" office:value="1" table:formula="of:=IF([.E21]&gt;[.J21];1;0)" table:style-name="ce1">
            <text:p>1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office:value-type="float" office:value="0.24645892351274787" table:style-name="ce1">
            <text:p>0.246458924</text:p>
          </table:table-cell>
          <table:table-cell office:value-type="float" office:value="0.58045977011494254" table:style-name="ce1">
            <text:p>0.58045977</text:p>
          </table:table-cell>
          <table:table-cell office:value-type="float" office:value="0.14305949008498584" table:style-name="ce1">
            <text:p>0.14305949</text:p>
          </table:table-cell>
          <table:table-cell table:number-columns-repeated="2" table:style-name="ce1"/>
          <table:table-cell office:value-type="float" office:value="0.25207756232686979" table:style-name="ce1">
            <text:p>0.252077562</text:p>
          </table:table-cell>
          <table:table-cell office:value-type="float" office:value="0.67582417582417587" table:style-name="ce1">
            <text:p>0.675824176</text:p>
          </table:table-cell>
          <table:table-cell office:value-type="float" office:value="0.17036011080332411" table:style-name="ce1">
            <text:p>0.170360111</text:p>
          </table:table-cell>
          <table:table-cell table:number-columns-repeated="3" table:style-name="ce1"/>
          <table:table-cell office:value-type="float" office:value="0" table:formula="of:=IF([.C22]&gt;[.H22];1;0)" table:style-name="ce1">
            <text:p>0</text:p>
          </table:table-cell>
          <table:table-cell office:value-type="float" office:value="0" table:formula="of:=IF([.D22]&gt;[.I22];1;0)" table:style-name="ce1">
            <text:p>0</text:p>
          </table:table-cell>
          <table:table-cell office:value-type="float" office:value="0" table:formula="of:=IF([.E22]&gt;[.J22];1;0)" table:style-name="ce1">
            <text:p>0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office:value-type="float" office:value="0.22907488986784141" table:style-name="ce1">
            <text:p>0.22907489</text:p>
          </table:table-cell>
          <table:table-cell office:value-type="float" office:value="0.59615384615384615" table:style-name="ce1">
            <text:p>0.596153846</text:p>
          </table:table-cell>
          <table:table-cell office:value-type="float" office:value="0.13656387665198239" table:style-name="ce1">
            <text:p>0.136563877</text:p>
          </table:table-cell>
          <table:table-cell table:number-columns-repeated="2" table:style-name="ce1"/>
          <table:table-cell office:value-type="float" office:value="0.20431654676258992" table:style-name="ce1">
            <text:p>0.204316547</text:p>
          </table:table-cell>
          <table:table-cell office:value-type="float" office:value="0.70422535211267601" table:style-name="ce1">
            <text:p>0.704225352</text:p>
          </table:table-cell>
          <table:table-cell office:value-type="float" office:value="0.14388489208633093" table:style-name="ce1">
            <text:p>0.143884892</text:p>
          </table:table-cell>
          <table:table-cell table:number-columns-repeated="3" table:style-name="ce1"/>
          <table:table-cell office:value-type="float" office:value="1" table:formula="of:=IF([.C23]&gt;[.H23];1;0)" table:style-name="ce1">
            <text:p>1</text:p>
          </table:table-cell>
          <table:table-cell office:value-type="float" office:value="0" table:formula="of:=IF([.D23]&gt;[.I23];1;0)" table:style-name="ce1">
            <text:p>0</text:p>
          </table:table-cell>
          <table:table-cell office:value-type="float" office:value="0" table:formula="of:=IF([.E23]&gt;[.J23];1;0)" table:style-name="ce1">
            <text:p>0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office:value-type="float" office:value="0.29725829725829728" table:style-name="ce1">
            <text:p>0.297258297</text:p>
          </table:table-cell>
          <table:table-cell office:value-type="float" office:value="0.32524271844660196" table:style-name="ce1">
            <text:p>0.325242718</text:p>
          </table:table-cell>
          <table:table-cell office:value-type="float" office:value="9.6681096681096687E-2" table:style-name="ce1">
            <text:p>0.096681097</text:p>
          </table:table-cell>
          <table:table-cell table:number-columns-repeated="2" table:style-name="ce1"/>
          <table:table-cell office:value-type="float" office:value="0.25138121546961328" table:style-name="ce1">
            <text:p>0.251381215</text:p>
          </table:table-cell>
          <table:table-cell office:value-type="float" office:value="0.56593406593406592" table:style-name="ce1">
            <text:p>0.565934066</text:p>
          </table:table-cell>
          <table:table-cell office:value-type="float" office:value="0.14226519337016574" table:style-name="ce1">
            <text:p>0.142265193</text:p>
          </table:table-cell>
          <table:table-cell table:number-columns-repeated="3" table:style-name="ce1"/>
          <table:table-cell office:value-type="float" office:value="1" table:formula="of:=IF([.C24]&gt;[.H24];1;0)" table:style-name="ce1">
            <text:p>1</text:p>
          </table:table-cell>
          <table:table-cell office:value-type="float" office:value="0" table:formula="of:=IF([.D24]&gt;[.I24];1;0)" table:style-name="ce1">
            <text:p>0</text:p>
          </table:table-cell>
          <table:table-cell office:value-type="float" office:value="0" table:formula="of:=IF([.E24]&gt;[.J24];1;0)" table:style-name="ce1">
            <text:p>0</text:p>
          </table:table-cell>
          <table:table-cell table:number-columns-repeated="16368"/>
        </table:table-row>
        <table:table-row table:style-name="ro3">
          <table:table-cell/>
          <table:table-cell table:style-name="ce6"/>
          <table:table-cell table:style-name="ce1"/>
          <table:table-cell table:number-columns-repeated="2" table:style-name="ce11"/>
          <table:table-cell table:number-columns-repeated="6" table:style-name="ce1"/>
          <table:table-cell office:value-type="string" table:style-name="ce6">
            <text:p>N</text:p>
          </table:table-cell>
          <table:table-cell office:value-type="float" office:value="23" table:formula="of:=COUNT([.N2:.N24])" table:style-name="ce6">
            <text:p>23</text:p>
          </table:table-cell>
          <table:table-cell table:number-columns-repeated="16371" table:style-name="ce1"/>
        </table:table-row>
        <table:table-row table:style-name="ro3">
          <table:table-cell/>
          <table:table-cell table:style-name="ce11"/>
          <table:table-cell table:number-columns-repeated="16382" table:style-name="ce1"/>
        </table:table-row>
        <table:table-row table:style-name="ro2">
          <table:table-cell/>
          <table:table-cell table:number-columns-repeated="11" table:style-name="ce1"/>
          <table:table-cell office:value-type="string" table:style-name="ce6">
            <text:p>Sum</text:p>
          </table:table-cell>
          <table:table-cell office:value-type="float" office:value="19" table:formula="of:=SUM([.N2:.N24])" table:style-name="ce1">
            <text:p>19</text:p>
          </table:table-cell>
          <table:table-cell office:value-type="float" office:value="10" table:formula="of:=SUM([.O2:.O24])" table:style-name="ce1">
            <text:p>10</text:p>
          </table:table-cell>
          <table:table-cell office:value-type="float" office:value="13" table:formula="of:=SUM([.P2:.P24])" table:style-name="ce1">
            <text:p>13</text:p>
          </table:table-cell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10" table:style-name="ce1"/>
          <table:table-cell office:value-type="string" table:style-name="ce6">
            <text:p>Sign Test</text:p>
          </table:table-cell>
          <table:table-cell office:value-type="string" table:style-name="ce6">
            <text:p>P-value</text:p>
          </table:table-cell>
          <table:table-cell office:value-type="float" office:value="2.5999999999999999E-3" table:style-name="ce1">
            <text:p>0.0026</text:p>
          </table:table-cell>
          <table:table-cell office:value-type="string" table:style-name="ce1">
            <text:p> 0.6776</text:p>
          </table:table-cell>
          <table:table-cell office:value-type="string" table:style-name="ce1">
            <text:p> 0.6776</text:p>
          </table:table-cell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9" table:style-name="ce1"/>
          <table:table-cell office:value-type="string" table:style-name="ce6">
            <text:p>Website</text:p>
          </table:table-cell>
          <table:table-cell office:value-type="string" table:style-name="ce12">
            <text:p><text:a xlink:href="https://www.graphpad.com/quickcalcs/binomial2/">https://www.graphpad.com/quickcalcs/binomial2/</text:a></text:p>
          </table:table-cell>
          <table:table-cell table:number-columns-repeated="16372" table:style-name="ce1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DengXian" svg:font-family="DengXian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pazu</dc:creator>
    <meta:creation-date>2021-02-06T00:38:51Z</meta:creation-date>
    <dc:date>2021-02-06T00:38:51Z</dc:date>
  </office:meta>
</office:document-meta>
</file>